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4.316in" table:align="left"/>
    </style:style>
    <style:style style:name="Table1.A" style:family="table-column">
      <style:table-column-properties style:column-width="0.4819in"/>
    </style:style>
    <style:style style:name="Table1.B" style:family="table-column">
      <style:table-column-properties style:column-width="3.834in"/>
    </style:style>
    <style:style style:name="Table1.A1" style:family="table-cell">
      <style:table-cell-properties style:vertical-align="middle" fo:padding="0.0194in" fo:border="0.05pt solid #d0d7de"/>
    </style:style>
    <style:style style:name="Table2" style:family="table">
      <style:table-properties style:width="6.925in" table:align="left"/>
    </style:style>
    <style:style style:name="Table2.A" style:family="table-column">
      <style:table-column-properties style:column-width="1.6313in"/>
    </style:style>
    <style:style style:name="Table2.B" style:family="table-column">
      <style:table-column-properties style:column-width="5.2938in"/>
    </style:style>
    <style:style style:name="Table2.A1" style:family="table-cell">
      <style:table-cell-properties style:vertical-align="middle" fo:padding="0.0194in" fo:border="0.05pt solid #d0d7de"/>
    </style:style>
    <style:style style:name="P1" style:family="paragraph" style:parent-style-name="Heading_20_1">
      <style:paragraph-properties fo:margin-left="0in" fo:margin-right="0in" fo:text-indent="0in" style:auto-text-indent="false" fo:padding-left="0in" fo:padding-right="0in" fo:padding-top="0in" fo:padding-bottom="0.0193in" fo:border-left="none" fo:border-right="none" fo:border-top="none" fo:border-bottom="0.74pt solid #d8dee4"/>
    </style:style>
    <style:style style:name="P2" style:family="paragraph" style:parent-style-name="Heading_20_2">
      <style:paragraph-properties fo:margin-left="0in" fo:margin-right="0in" fo:text-indent="0in" style:auto-text-indent="false" fo:padding-left="0in" fo:padding-right="0in" fo:padding-top="0in" fo:padding-bottom="0.0193in" fo:border-left="none" fo:border-right="none" fo:border-top="none" fo:border-bottom="0.74pt solid #d8dee4"/>
    </style:style>
    <style:style style:name="P3" style:family="paragraph" style:parent-style-name="Text_20_body">
      <style:paragraph-properties fo:margin-left="0in" fo:margin-right="0in" fo:text-indent="0in" style:auto-text-indent="false" fo:padding="0in" fo:border="none"/>
    </style:style>
    <style:style style:name="P4" style:family="paragraph" style:parent-style-name="Quotations">
      <style:paragraph-properties fo:margin-left="1.1811in" fo:margin-right="1.1811in" fo:text-indent="0in" style:auto-text-indent="false" fo:padding="0in" fo:border="none"/>
    </style:style>
    <style:style style:name="P5"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6" style:family="paragraph" style:parent-style-name="Text_20_body" style:list-style-name="L1">
      <style:paragraph-properties fo:margin-left="0in" fo:margin-right="0in" fo:text-indent="0in" style:auto-text-indent="false" fo:padding="0in" fo:border="none"/>
    </style:style>
    <style:style style:name="P7" style:family="paragraph" style:parent-style-name="Heading_20_3">
      <style:paragraph-properties fo:margin-left="0in" fo:margin-right="0in" fo:text-indent="0in" style:auto-text-indent="false" fo:padding="0in" fo:border="none"/>
    </style:style>
    <style:style style:name="P8" style:family="paragraph" style:parent-style-name="Heading_20_3">
      <style:paragraph-properties fo:margin-left="0in" fo:margin-right="0in" fo:text-indent="0in" style:auto-text-indent="false" fo:break-before="page" fo:padding="0in" fo:border="none"/>
    </style:style>
    <style:style style:name="P9"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10" style:family="paragraph" style:parent-style-name="Text_20_body" style:list-style-name="L2">
      <style:paragraph-properties fo:margin-left="0in" fo:margin-right="0in" fo:text-indent="0in" style:auto-text-indent="false" fo:padding="0in" fo:border="none"/>
    </style:style>
    <style:style style:name="P11"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P12" style:family="paragraph" style:parent-style-name="Text_20_body" style:list-style-name="L3">
      <style:paragraph-properties fo:margin-left="0in" fo:margin-right="0in" fo:text-indent="0in" style:auto-text-indent="false" fo:padding="0in" fo:border="none"/>
    </style:style>
    <style:style style:name="P13" style:family="paragraph" style:parent-style-name="Text_20_body" style:list-style-name="L4">
      <style:paragraph-properties fo:margin-left="0in" fo:margin-right="0in" fo:margin-top="0in" fo:margin-bottom="0in" style:contextual-spacing="false" fo:text-indent="0in" style:auto-text-indent="false" fo:padding="0in" fo:border="none"/>
    </style:style>
    <style:style style:name="P14" style:family="paragraph" style:parent-style-name="Text_20_body" style:list-style-name="L4">
      <style:paragraph-properties fo:margin-left="0in" fo:margin-right="0in" fo:text-indent="0in" style:auto-text-indent="false" fo:padding="0in" fo:border="none"/>
    </style:style>
    <style:style style:name="P15" style:family="paragraph" style:parent-style-name="Heading_20_4">
      <style:paragraph-properties fo:margin-left="0in" fo:margin-right="0in" fo:text-indent="0in" style:auto-text-indent="false" fo:padding="0in" fo:border="none"/>
    </style:style>
    <style:style style:name="P16" style:family="paragraph" style:parent-style-name="Text_20_body" style:list-style-name="L5">
      <style:paragraph-properties fo:margin-left="0in" fo:margin-right="0in" fo:margin-top="0in" fo:margin-bottom="0in" style:contextual-spacing="false" fo:text-indent="0in" style:auto-text-indent="false" fo:padding="0in" fo:border="none"/>
    </style:style>
    <style:style style:name="P17" style:family="paragraph" style:parent-style-name="Text_20_body" style:list-style-name="L5">
      <style:paragraph-properties fo:margin-left="0in" fo:margin-right="0in" fo:text-indent="0in" style:auto-text-indent="false" fo:padding="0in" fo:border="none"/>
    </style:style>
    <style:style style:name="P18" style:family="paragraph" style:parent-style-name="Text_20_body" style:list-style-name="L6">
      <style:paragraph-properties fo:margin-left="0in" fo:margin-right="0in" fo:margin-top="0in" fo:margin-bottom="0in" style:contextual-spacing="false" fo:text-indent="0in" style:auto-text-indent="false" fo:padding="0in" fo:border="none"/>
    </style:style>
    <style:style style:name="P19" style:family="paragraph" style:parent-style-name="Text_20_body" style:list-style-name="L6">
      <style:paragraph-properties fo:margin-left="0in" fo:margin-right="0in" fo:text-indent="0in" style:auto-text-indent="false" fo:padding="0in" fo:border="none"/>
    </style:style>
    <style:style style:name="P20" style:family="paragraph" style:parent-style-name="Text_20_body" style:list-style-name="L7">
      <style:paragraph-properties fo:margin-left="0in" fo:margin-right="0in" fo:margin-top="0in" fo:margin-bottom="0in" style:contextual-spacing="false" fo:text-indent="0in" style:auto-text-indent="false" fo:padding="0in" fo:border="none"/>
    </style:style>
    <style:style style:name="P21" style:family="paragraph" style:parent-style-name="Text_20_body" style:list-style-name="L7">
      <style:paragraph-properties fo:margin-left="0in" fo:margin-right="0in" fo:text-indent="0in" style:auto-text-indent="false" fo:padding="0in" fo:border="none"/>
    </style:style>
    <style:style style:name="P22" style:family="paragraph" style:parent-style-name="Text_20_body" style:list-style-name="L8">
      <style:paragraph-properties fo:margin-left="0in" fo:margin-right="0in" fo:margin-top="0in" fo:margin-bottom="0in" style:contextual-spacing="false" fo:text-indent="0in" style:auto-text-indent="false" fo:padding="0in" fo:border="none"/>
    </style:style>
    <style:style style:name="P23" style:family="paragraph" style:parent-style-name="Text_20_body" style:list-style-name="L8">
      <style:paragraph-properties fo:margin-left="0in" fo:margin-right="0in" fo:text-indent="0in" style:auto-text-indent="false" fo:padding="0in" fo:border="none"/>
    </style:style>
    <style:style style:name="P24" style:family="paragraph" style:parent-style-name="Text_20_body" style:list-style-name="L9">
      <style:paragraph-properties fo:margin-left="0in" fo:margin-right="0in" fo:margin-top="0in" fo:margin-bottom="0in" style:contextual-spacing="false" fo:text-indent="0in" style:auto-text-indent="false" fo:padding="0in" fo:border="none"/>
    </style:style>
    <style:style style:name="P25" style:family="paragraph" style:parent-style-name="Text_20_body" style:list-style-name="L9">
      <style:paragraph-properties fo:margin-left="0in" fo:margin-right="0in" fo:text-indent="0in" style:auto-text-indent="false" fo:padding="0in" fo:border="none"/>
    </style:style>
    <style:style style:name="P26" style:family="paragraph" style:parent-style-name="Text_20_body" style:list-style-name="L10">
      <style:paragraph-properties fo:margin-left="0in" fo:margin-right="0in" fo:margin-top="0in" fo:margin-bottom="0in" style:contextual-spacing="false" fo:text-indent="0in" style:auto-text-indent="false" fo:padding="0in" fo:border="none"/>
    </style:style>
    <style:style style:name="P27" style:family="paragraph" style:parent-style-name="Text_20_body" style:list-style-name="L10">
      <style:paragraph-properties fo:margin-left="0in" fo:margin-right="0in" fo:text-indent="0in" style:auto-text-indent="false" fo:padding="0in" fo:border="none"/>
    </style:style>
    <style:style style:name="P28" style:family="paragraph" style:parent-style-name="Text_20_body" style:list-style-name="L11">
      <style:paragraph-properties fo:margin-left="0in" fo:margin-right="0in" fo:margin-top="0in" fo:margin-bottom="0in" style:contextual-spacing="false" fo:text-indent="0in" style:auto-text-indent="false" fo:padding="0in" fo:border="none"/>
    </style:style>
    <style:style style:name="P29" style:family="paragraph" style:parent-style-name="Text_20_body" style:list-style-name="L11">
      <style:paragraph-properties fo:margin-left="0in" fo:margin-right="0in" fo:text-indent="0in" style:auto-text-indent="false" fo:padding="0in" fo:border="none"/>
    </style:style>
    <style:style style:name="P30" style:family="paragraph" style:parent-style-name="Text_20_body" style:list-style-name="L12">
      <style:paragraph-properties fo:margin-left="0in" fo:margin-right="0in" fo:margin-top="0in" fo:margin-bottom="0in" style:contextual-spacing="false" fo:text-indent="0in" style:auto-text-indent="false" fo:padding="0in" fo:border="none"/>
    </style:style>
    <style:style style:name="P31" style:family="paragraph" style:parent-style-name="Text_20_body" style:list-style-name="L12">
      <style:paragraph-properties fo:margin-left="0in" fo:margin-right="0in" fo:text-indent="0in" style:auto-text-indent="false" fo:padding="0in" fo:border="none"/>
    </style:style>
    <style:style style:name="P32" style:family="paragraph" style:parent-style-name="Text_20_body" style:list-style-name="L13">
      <style:paragraph-properties fo:margin-left="0in" fo:margin-right="0in" fo:margin-top="0in" fo:margin-bottom="0in" style:contextual-spacing="false" fo:text-indent="0in" style:auto-text-indent="false" fo:padding="0in" fo:border="none"/>
    </style:style>
    <style:style style:name="P33" style:family="paragraph" style:parent-style-name="Text_20_body" style:list-style-name="L13">
      <style:paragraph-properties fo:margin-left="0in" fo:margin-right="0in" fo:text-indent="0in" style:auto-text-indent="false" fo:padding="0in" fo:border="none"/>
    </style:style>
    <style:style style:name="P34" style:family="paragraph" style:parent-style-name="Text_20_body" style:list-style-name="L14">
      <style:paragraph-properties fo:margin-left="0in" fo:margin-right="0in" fo:margin-top="0in" fo:margin-bottom="0in" style:contextual-spacing="false" fo:text-indent="0in" style:auto-text-indent="false" fo:padding="0in" fo:border="none"/>
    </style:style>
    <style:style style:name="P35" style:family="paragraph" style:parent-style-name="Text_20_body" style:list-style-name="L14">
      <style:paragraph-properties fo:margin-left="0in" fo:margin-right="0in" fo:text-indent="0in" style:auto-text-indent="false" fo:padding="0in" fo:border="none"/>
    </style:style>
    <style:style style:name="P36" style:family="paragraph" style:parent-style-name="Text_20_body" style:list-style-name="L15">
      <style:paragraph-properties fo:margin-left="0in" fo:margin-right="0in" fo:margin-top="0in" fo:margin-bottom="0in" style:contextual-spacing="false" fo:text-indent="0in" style:auto-text-indent="false" fo:padding="0in" fo:border="none"/>
    </style:style>
    <style:style style:name="P37" style:family="paragraph" style:parent-style-name="Text_20_body" style:list-style-name="L15">
      <style:paragraph-properties fo:margin-left="0in" fo:margin-right="0in" fo:text-indent="0in" style:auto-text-indent="false" fo:padding="0in" fo:border="none"/>
    </style:style>
    <style:style style:name="P38" style:family="paragraph" style:parent-style-name="Heading_20_2">
      <style:paragraph-properties fo:margin-left="0in" fo:margin-right="0in" fo:text-indent="0in" style:auto-text-indent="false" fo:break-before="page" fo:padding-left="0in" fo:padding-right="0in" fo:padding-top="0in" fo:padding-bottom="0.0193in" fo:border-left="none" fo:border-right="none" fo:border-top="none" fo:border-bottom="0.74pt solid #d8dee4"/>
    </style:style>
    <style:style style:name="P39" style:family="paragraph" style:parent-style-name="Preformatted_20_Text">
      <style:paragraph-properties fo:margin-left="0in" fo:margin-right="0in" fo:text-indent="0in" style:auto-text-indent="false" fo:padding="0in" fo:border="none"/>
    </style:style>
    <style:style style:name="P40" style:family="paragraph" style:parent-style-name="Preformatted_20_Text">
      <style:paragraph-properties fo:padding="0in" fo:border="none"/>
    </style:style>
    <style:style style:name="P41" style:family="paragraph" style:parent-style-name="Preformatted_20_Text">
      <style:paragraph-properties fo:margin-top="0in" fo:margin-bottom="0.1965in" style:contextual-spacing="false" fo:padding="0in" fo:border="none"/>
    </style:style>
    <style:style style:name="P42" style:family="paragraph" style:parent-style-name="Text_20_body" style:list-style-name="L16">
      <style:paragraph-properties fo:margin-left="0in" fo:margin-right="0in" fo:text-indent="0in" style:auto-text-indent="false" fo:padding="0in" fo:border="none"/>
    </style:style>
    <style:style style:name="P43" style:family="paragraph" style:parent-style-name="Text_20_body" style:list-style-name="L16">
      <style:paragraph-properties fo:margin-left="0in" fo:margin-right="0in" fo:margin-top="0in" fo:margin-bottom="0in" style:contextual-spacing="false" fo:text-indent="0in" style:auto-text-indent="false" fo:padding="0in" fo:border="none"/>
    </style:style>
    <style:style style:name="P44" style:family="paragraph" style:parent-style-name="Preformatted_20_Text" style:list-style-name="L16">
      <style:paragraph-properties fo:margin-left="0in" fo:margin-right="0in" fo:text-indent="0in" style:auto-text-indent="false" fo:padding="0in" fo:border="none"/>
    </style:style>
    <style:style style:name="P45" style:family="paragraph" style:parent-style-name="Preformatted_20_Text" style:list-style-name="L16">
      <style:paragraph-properties fo:padding="0in" fo:border="none"/>
    </style:style>
    <style:style style:name="P46" style:family="paragraph" style:parent-style-name="Preformatted_20_Text" style:list-style-name="L16">
      <style:paragraph-properties fo:margin-top="0in" fo:margin-bottom="0.1965in" style:contextual-spacing="false" fo:padding="0in" fo:border="none"/>
    </style:style>
    <style:style style:name="P47" style:family="paragraph" style:parent-style-name="Text_20_body" style:list-style-name="L17">
      <style:paragraph-properties fo:margin-left="0in" fo:margin-right="0in" fo:text-indent="0in" style:auto-text-indent="false" fo:padding="0in" fo:border="none"/>
    </style:style>
    <style:style style:name="P48" style:family="paragraph" style:parent-style-name="Text_20_body" style:list-style-name="L17">
      <style:paragraph-properties fo:margin-left="0in" fo:margin-right="0in" fo:margin-top="0in" fo:margin-bottom="0in" style:contextual-spacing="false" fo:text-indent="0in" style:auto-text-indent="false" fo:padding="0in" fo:border="none"/>
    </style:style>
    <style:style style:name="P49" style:family="paragraph" style:parent-style-name="Preformatted_20_Text" style:list-style-name="L17">
      <style:paragraph-properties fo:margin-left="0in" fo:margin-right="0in" fo:text-indent="0in" style:auto-text-indent="false" fo:padding="0in" fo:border="none"/>
    </style:style>
    <style:style style:name="P50" style:family="paragraph" style:parent-style-name="Preformatted_20_Text" style:list-style-name="L17">
      <style:paragraph-properties fo:padding="0in" fo:border="none"/>
    </style:style>
    <style:style style:name="P51" style:family="paragraph" style:parent-style-name="Preformatted_20_Text" style:list-style-name="L17">
      <style:paragraph-properties fo:margin-top="0in" fo:margin-bottom="0.1965in" style:contextual-spacing="false" fo:padding="0in" fo:border="none"/>
    </style:style>
    <style:style style:name="P52" style:family="paragraph" style:parent-style-name="Text_20_body" style:list-style-name="L18">
      <style:paragraph-properties fo:margin-left="0in" fo:margin-right="0in" fo:margin-top="0in" fo:margin-bottom="0in" style:contextual-spacing="false" fo:text-indent="0in" style:auto-text-indent="false" fo:padding="0in" fo:border="none"/>
    </style:style>
    <style:style style:name="P53" style:family="paragraph" style:parent-style-name="Text_20_body" style:list-style-name="L18">
      <style:paragraph-properties fo:margin-left="0in" fo:margin-right="0in" fo:text-indent="0in" style:auto-text-indent="false" fo:padding="0in" fo:border="none"/>
    </style:style>
    <style:style style:name="P54" style:family="paragraph" style:parent-style-name="Preformatted_20_Text" style:list-style-name="L18">
      <style:paragraph-properties fo:margin-left="0in" fo:margin-right="0in" fo:text-indent="0in" style:auto-text-indent="false" fo:padding="0in" fo:border="none"/>
    </style:style>
    <style:style style:name="P55" style:family="paragraph" style:parent-style-name="Preformatted_20_Text" style:list-style-name="L18">
      <style:paragraph-properties fo:padding="0in" fo:border="none"/>
    </style:style>
    <style:style style:name="P56" style:family="paragraph" style:parent-style-name="Preformatted_20_Text" style:list-style-name="L18">
      <style:paragraph-properties fo:margin-top="0in" fo:margin-bottom="0.1965in" style:contextual-spacing="false" fo:padding="0in" fo:border="none"/>
    </style:style>
    <style:style style:name="P57" style:family="paragraph" style:parent-style-name="Text_20_body" style:list-style-name="L19">
      <style:paragraph-properties fo:margin-left="0in" fo:margin-right="0in" fo:margin-top="0in" fo:margin-bottom="0in" style:contextual-spacing="false" fo:text-indent="0in" style:auto-text-indent="false" fo:padding="0in" fo:border="none"/>
    </style:style>
    <style:style style:name="P58" style:family="paragraph" style:parent-style-name="Text_20_body" style:list-style-name="L19">
      <style:paragraph-properties fo:margin-left="0in" fo:margin-right="0in" fo:text-indent="0in" style:auto-text-indent="false" fo:padding="0in" fo:border="none"/>
    </style:style>
    <style:style style:name="P59" style:family="paragraph" style:parent-style-name="Text_20_body" style:list-style-name="L20">
      <style:paragraph-properties fo:margin-left="0in" fo:margin-right="0in" fo:margin-top="0in" fo:margin-bottom="0in" style:contextual-spacing="false" fo:text-indent="0in" style:auto-text-indent="false" fo:padding="0in" fo:border="none"/>
    </style:style>
    <style:style style:name="P60" style:family="paragraph" style:parent-style-name="Text_20_body" style:list-style-name="L20">
      <style:paragraph-properties fo:margin-left="0in" fo:margin-right="0in" fo:text-indent="0in" style:auto-text-indent="false" fo:padding="0in" fo:border="none"/>
    </style:style>
    <style:style style:name="P61" style:family="paragraph" style:parent-style-name="Text_20_body" style:list-style-name="L21">
      <style:paragraph-properties fo:margin-left="0in" fo:margin-right="0in" fo:text-indent="0in" style:auto-text-indent="false" fo:padding="0in" fo:border="none"/>
    </style:style>
    <style:style style:name="P62" style:family="paragraph" style:parent-style-name="Text_20_body" style:list-style-name="L21">
      <style:paragraph-properties fo:margin-left="0in" fo:margin-right="0in" fo:margin-top="0in" fo:margin-bottom="0in" style:contextual-spacing="false" fo:text-indent="0in" style:auto-text-indent="false" fo:padding="0in" fo:border="none"/>
    </style:style>
    <style:style style:name="P63" style:family="paragraph" style:parent-style-name="Preformatted_20_Text" style:list-style-name="L21">
      <style:paragraph-properties fo:margin-left="0in" fo:margin-right="0in" fo:text-indent="0in" style:auto-text-indent="false" fo:padding="0in" fo:border="none"/>
    </style:style>
    <style:style style:name="P64" style:family="paragraph" style:parent-style-name="Preformatted_20_Text" style:list-style-name="L21">
      <style:paragraph-properties fo:padding="0in" fo:border="none"/>
    </style:style>
    <style:style style:name="P65" style:family="paragraph" style:parent-style-name="Preformatted_20_Text" style:list-style-name="L21">
      <style:paragraph-properties fo:margin-top="0in" fo:margin-bottom="0.1965in" style:contextual-spacing="false" fo:padding="0in" fo:border="none"/>
    </style:style>
    <style:style style:name="P66" style:family="paragraph" style:parent-style-name="Text_20_body" style:list-style-name="L22">
      <style:paragraph-properties fo:margin-left="0in" fo:margin-right="0in" fo:text-indent="0in" style:auto-text-indent="false" fo:padding="0in" fo:border="none"/>
    </style:style>
    <style:style style:name="P67" style:family="paragraph" style:parent-style-name="Text_20_body" style:list-style-name="L22">
      <style:paragraph-properties fo:margin-left="0in" fo:margin-right="0in" fo:margin-top="0in" fo:margin-bottom="0in" style:contextual-spacing="false" fo:text-indent="0in" style:auto-text-indent="false" fo:padding="0in" fo:border="none"/>
    </style:style>
    <style:style style:name="P68" style:family="paragraph" style:parent-style-name="Preformatted_20_Text" style:list-style-name="L22">
      <style:paragraph-properties fo:margin-left="0in" fo:margin-right="0in" fo:text-indent="0in" style:auto-text-indent="false" fo:padding="0in" fo:border="none"/>
    </style:style>
    <style:style style:name="P69" style:family="paragraph" style:parent-style-name="Preformatted_20_Text" style:list-style-name="L22">
      <style:paragraph-properties fo:padding="0in" fo:border="none"/>
    </style:style>
    <style:style style:name="P70" style:family="paragraph" style:parent-style-name="Preformatted_20_Text" style:list-style-name="L22">
      <style:paragraph-properties fo:margin-top="0in" fo:margin-bottom="0.1965in" style:contextual-spacing="false" fo:padding="0in" fo:border="none"/>
    </style:style>
    <style:style style:name="P71" style:family="paragraph" style:parent-style-name="Text_20_body" style:list-style-name="L23">
      <style:paragraph-properties fo:margin-left="0in" fo:margin-right="0in" fo:text-indent="0in" style:auto-text-indent="false" fo:padding="0in" fo:border="none"/>
    </style:style>
    <style:style style:name="P72" style:family="paragraph" style:parent-style-name="Text_20_body" style:list-style-name="L23">
      <style:paragraph-properties fo:margin-left="0in" fo:margin-right="0in" fo:margin-top="0in" fo:margin-bottom="0in" style:contextual-spacing="false" fo:text-indent="0in" style:auto-text-indent="false" fo:padding="0in" fo:border="none"/>
    </style:style>
    <style:style style:name="P73" style:family="paragraph" style:parent-style-name="Text_20_body" style:list-style-name="L24">
      <style:paragraph-properties fo:margin-left="0in" fo:margin-right="0in" fo:margin-top="0in" fo:margin-bottom="0in" style:contextual-spacing="false" fo:text-indent="0in" style:auto-text-indent="false" fo:padding="0in" fo:border="none"/>
    </style:style>
    <style:style style:name="P74" style:family="paragraph" style:parent-style-name="Text_20_body" style:list-style-name="L24">
      <style:paragraph-properties fo:margin-left="0in" fo:margin-right="0in" fo:text-indent="0in" style:auto-text-indent="false" fo:padding="0in" fo:border="none"/>
    </style:style>
    <style:style style:name="P75" style:family="paragraph" style:parent-style-name="Table_20_Heading">
      <style:paragraph-properties fo:margin-left="0in" fo:margin-right="0in" fo:text-indent="0in" style:auto-text-indent="false"/>
    </style:style>
    <style:style style:name="P76" style:family="paragraph" style:parent-style-name="Table_20_Contents">
      <style:paragraph-properties fo:margin-left="0in" fo:margin-right="0in" fo:text-indent="0in" style:auto-text-indent="false"/>
    </style:style>
    <style:style style:name="P77" style:family="paragraph" style:parent-style-name="Text_20_body" style:list-style-name="L25">
      <style:paragraph-properties fo:margin-left="0in" fo:margin-right="0in" fo:margin-top="0in" fo:margin-bottom="0in" style:contextual-spacing="false" fo:text-indent="0in" style:auto-text-indent="false" fo:padding="0in" fo:border="none"/>
    </style:style>
    <style:style style:name="P78" style:family="paragraph" style:parent-style-name="Text_20_body" style:list-style-name="L25">
      <style:paragraph-properties fo:margin-left="0in" fo:margin-right="0in" fo:text-indent="0in" style:auto-text-indent="false" fo:padding="0in" fo:border="none"/>
    </style:style>
    <style:style style:name="P79" style:family="paragraph" style:parent-style-name="Text_20_body" style:list-style-name="L26">
      <style:paragraph-properties fo:margin-left="0in" fo:margin-right="0in" fo:margin-top="0in" fo:margin-bottom="0in" style:contextual-spacing="false" fo:text-indent="0in" style:auto-text-indent="false" fo:padding="0in" fo:border="none"/>
    </style:style>
    <style:style style:name="P80" style:family="paragraph" style:parent-style-name="Text_20_body" style:list-style-name="L26">
      <style:paragraph-properties fo:margin-left="0in" fo:margin-right="0in" fo:text-indent="0in" style:auto-text-indent="false" fo:padding="0in" fo:border="none"/>
    </style:style>
    <style:style style:name="P81" style:family="paragraph" style:parent-style-name="Text_20_body" style:list-style-name="L27">
      <style:paragraph-properties fo:margin-left="0in" fo:margin-right="0in" fo:margin-top="0in" fo:margin-bottom="0in" style:contextual-spacing="false" fo:text-indent="0in" style:auto-text-indent="false" fo:padding="0in" fo:border="none"/>
    </style:style>
    <style:style style:name="P82" style:family="paragraph" style:parent-style-name="Text_20_body" style:list-style-name="L27">
      <style:paragraph-properties fo:margin-left="0in" fo:margin-right="0in" fo:text-indent="0in" style:auto-text-indent="false" fo:padding="0in" fo:border="none"/>
    </style:style>
    <style:style style:name="P83" style:family="paragraph" style:parent-style-name="Text_20_body" style:list-style-name="L28">
      <style:paragraph-properties fo:margin-left="0in" fo:margin-right="0in" fo:margin-top="0in" fo:margin-bottom="0in" style:contextual-spacing="false" fo:text-indent="0in" style:auto-text-indent="false" fo:padding="0in" fo:border="none"/>
    </style:style>
    <style:style style:name="P84" style:family="paragraph" style:parent-style-name="Text_20_body" style:list-style-name="L28">
      <style:paragraph-properties fo:margin-left="0in" fo:margin-right="0in" fo:text-indent="0in" style:auto-text-indent="false" fo:padding="0in" fo:border="none"/>
    </style:style>
    <style:style style:name="P85" style:family="paragraph" style:parent-style-name="Text_20_body" style:list-style-name="L29">
      <style:paragraph-properties fo:margin-left="0in" fo:margin-right="0in" fo:margin-top="0in" fo:margin-bottom="0in" style:contextual-spacing="false" fo:text-indent="0in" style:auto-text-indent="false" fo:padding="0in" fo:border="none"/>
    </style:style>
    <style:style style:name="P86" style:family="paragraph" style:parent-style-name="Text_20_body" style:list-style-name="L29">
      <style:paragraph-properties fo:margin-left="0in" fo:margin-right="0in" fo:text-indent="0in" style:auto-text-indent="false" fo:padding="0in" fo:border="none"/>
    </style:style>
    <style:style style:name="P87" style:family="paragraph" style:parent-style-name="Text_20_body" style:list-style-name="L30">
      <style:paragraph-properties fo:margin-left="0in" fo:margin-right="0in" fo:margin-top="0in" fo:margin-bottom="0in" style:contextual-spacing="false" fo:text-indent="0in" style:auto-text-indent="false" fo:padding="0in" fo:border="none"/>
    </style:style>
    <style:style style:name="P88" style:family="paragraph" style:parent-style-name="Text_20_body" style:list-style-name="L30">
      <style:paragraph-properties fo:margin-left="0in" fo:margin-right="0in" fo:text-indent="0in" style:auto-text-indent="false" fo:padding="0in" fo:border="none"/>
    </style:style>
    <style:style style:name="P89" style:family="paragraph" style:parent-style-name="Text_20_body" style:list-style-name="L31">
      <style:paragraph-properties fo:margin-left="0in" fo:margin-right="0in" fo:margin-top="0in" fo:margin-bottom="0in" style:contextual-spacing="false" fo:text-indent="0in" style:auto-text-indent="false" fo:padding="0in" fo:border="none"/>
    </style:style>
    <style:style style:name="P90" style:family="paragraph" style:parent-style-name="Text_20_body" style:list-style-name="L31">
      <style:paragraph-properties fo:margin-left="0in" fo:margin-right="0in" fo:text-indent="0in" style:auto-text-indent="false" fo:padding="0in" fo:border="none"/>
    </style:style>
    <style:style style:name="P91" style:family="paragraph" style:parent-style-name="Text_20_body" style:list-style-name="L32">
      <style:paragraph-properties fo:margin-left="0in" fo:margin-right="0in" fo:margin-top="0in" fo:margin-bottom="0in" style:contextual-spacing="false" fo:text-indent="0in" style:auto-text-indent="false" fo:padding="0in" fo:border="none"/>
    </style:style>
    <style:style style:name="P92" style:family="paragraph" style:parent-style-name="Text_20_body" style:list-style-name="L32">
      <style:paragraph-properties fo:margin-left="0in" fo:margin-right="0in" fo:text-indent="0in" style:auto-text-indent="false" fo:padding="0in" fo:border="none"/>
    </style:style>
    <style:style style:name="P93" style:family="paragraph" style:parent-style-name="Text_20_body" style:list-style-name="L33">
      <style:paragraph-properties fo:margin-left="0in" fo:margin-right="0in" fo:margin-top="0in" fo:margin-bottom="0in" style:contextual-spacing="false" fo:text-indent="0in" style:auto-text-indent="false" fo:padding="0in" fo:border="none"/>
    </style:style>
    <style:style style:name="P94" style:family="paragraph" style:parent-style-name="Text_20_body" style:list-style-name="L33">
      <style:paragraph-properties fo:margin-left="0in" fo:margin-right="0in" fo:text-indent="0in" style:auto-text-indent="false" fo:padding="0in" fo:border="none"/>
    </style:style>
    <style:style style:name="P95" style:family="paragraph" style:parent-style-name="Text_20_body" style:list-style-name="L34">
      <style:paragraph-properties fo:margin-left="0in" fo:margin-right="0in" fo:margin-top="0in" fo:margin-bottom="0in" style:contextual-spacing="false" fo:text-indent="0in" style:auto-text-indent="false" fo:padding="0in" fo:border="none"/>
    </style:style>
    <style:style style:name="P96" style:family="paragraph" style:parent-style-name="Text_20_body" style:list-style-name="L34">
      <style:paragraph-properties fo:margin-left="0in" fo:margin-right="0in" fo:text-indent="0in" style:auto-text-indent="false" fo:padding="0in" fo:border="none"/>
    </style:style>
    <style:style style:name="P97" style:family="paragraph" style:parent-style-name="Text_20_body" style:list-style-name="L35">
      <style:paragraph-properties fo:margin-left="0in" fo:margin-right="0in" fo:margin-top="0in" fo:margin-bottom="0in" style:contextual-spacing="false" fo:text-indent="0in" style:auto-text-indent="false" fo:padding="0in" fo:border="none"/>
    </style:style>
    <style:style style:name="P98" style:family="paragraph" style:parent-style-name="Text_20_body" style:list-style-name="L35">
      <style:paragraph-properties fo:margin-left="0in" fo:margin-right="0in" fo:text-indent="0in" style:auto-text-indent="false" fo:padding="0in" fo:border="none"/>
    </style:style>
    <style:style style:name="P99" style:family="paragraph" style:parent-style-name="Text_20_body" style:list-style-name="L36">
      <style:paragraph-properties fo:margin-left="0in" fo:margin-right="0in" fo:margin-top="0in" fo:margin-bottom="0in" style:contextual-spacing="false" fo:text-indent="0in" style:auto-text-indent="false" fo:padding="0in" fo:border="none"/>
    </style:style>
    <style:style style:name="P100" style:family="paragraph" style:parent-style-name="Text_20_body" style:list-style-name="L36">
      <style:paragraph-properties fo:margin-left="0in" fo:margin-right="0in" fo:text-indent="0in" style:auto-text-indent="false" fo:padding="0in" fo:border="none"/>
    </style:style>
    <style:style style:name="P101" style:family="paragraph" style:parent-style-name="Text_20_body" style:list-style-name="L37">
      <style:paragraph-properties fo:margin-left="0in" fo:margin-right="0in" fo:margin-top="0in" fo:margin-bottom="0in" style:contextual-spacing="false" fo:text-indent="0in" style:auto-text-indent="false" fo:padding="0in" fo:border="none"/>
    </style:style>
    <style:style style:name="P102" style:family="paragraph" style:parent-style-name="Text_20_body" style:list-style-name="L37">
      <style:paragraph-properties fo:margin-left="0in" fo:margin-right="0in" fo:text-indent="0in" style:auto-text-indent="false" fo:padding="0in" fo:border="none"/>
    </style:style>
    <style:style style:name="P103" style:family="paragraph" style:parent-style-name="Text_20_body" style:list-style-name="L38">
      <style:paragraph-properties fo:margin-left="0in" fo:margin-right="0in" fo:margin-top="0in" fo:margin-bottom="0in" style:contextual-spacing="false" fo:text-indent="0in" style:auto-text-indent="false" fo:padding="0in" fo:border="none"/>
    </style:style>
    <style:style style:name="P104" style:family="paragraph" style:parent-style-name="Text_20_body" style:list-style-name="L38">
      <style:paragraph-properties fo:margin-left="0in" fo:margin-right="0in" fo:text-indent="0in" style:auto-text-indent="false" fo:padding="0in" fo:border="none"/>
    </style:style>
    <style:style style:name="P105" style:family="paragraph" style:parent-style-name="Text_20_body" style:list-style-name="L39">
      <style:paragraph-properties fo:margin-left="0in" fo:margin-right="0in" fo:margin-top="0in" fo:margin-bottom="0in" style:contextual-spacing="false" fo:text-indent="0in" style:auto-text-indent="false" fo:padding="0in" fo:border="none"/>
    </style:style>
    <style:style style:name="P106" style:family="paragraph" style:parent-style-name="Text_20_body" style:list-style-name="L39">
      <style:paragraph-properties fo:margin-left="0in" fo:margin-right="0in" fo:text-indent="0in" style:auto-text-indent="false" fo:padding="0in" fo:border="none"/>
    </style:style>
    <style:style style:name="P107" style:family="paragraph" style:parent-style-name="Text_20_body" style:list-style-name="L40">
      <style:paragraph-properties fo:margin-left="0in" fo:margin-right="0in" fo:margin-top="0in" fo:margin-bottom="0in" style:contextual-spacing="false" fo:text-indent="0in" style:auto-text-indent="false" fo:padding="0in" fo:border="none"/>
    </style:style>
    <style:style style:name="P108" style:family="paragraph" style:parent-style-name="Text_20_body" style:list-style-name="L40">
      <style:paragraph-properties fo:margin-left="0in" fo:margin-right="0in" fo:text-indent="0in" style:auto-text-indent="false" fo:padding="0in" fo:border="none"/>
    </style:style>
    <style:style style:name="P109" style:family="paragraph" style:parent-style-name="Text_20_body" style:list-style-name="L41">
      <style:paragraph-properties fo:margin-left="0in" fo:margin-right="0in" fo:margin-top="0in" fo:margin-bottom="0in" style:contextual-spacing="false" fo:text-indent="0in" style:auto-text-indent="false" fo:padding="0in" fo:border="none"/>
    </style:style>
    <style:style style:name="P110" style:family="paragraph" style:parent-style-name="Text_20_body" style:list-style-name="L41">
      <style:paragraph-properties fo:margin-left="0in" fo:margin-right="0in" fo:text-indent="0in" style:auto-text-indent="false" fo:padding="0in" fo:border="none"/>
    </style:style>
    <style:style style:name="P111" style:family="paragraph" style:parent-style-name="Text_20_body" style:list-style-name="L42">
      <style:paragraph-properties fo:margin-left="0in" fo:margin-right="0in" fo:margin-top="0in" fo:margin-bottom="0in" style:contextual-spacing="false" fo:text-indent="0in" style:auto-text-indent="false" fo:padding="0in" fo:border="none"/>
    </style:style>
    <style:style style:name="P112" style:family="paragraph" style:parent-style-name="Text_20_body" style:list-style-name="L42">
      <style:paragraph-properties fo:margin-left="0in" fo:margin-right="0in" fo:text-indent="0in" style:auto-text-indent="false" fo:padding="0in" fo:border="none"/>
    </style:style>
    <style:style style:name="P113" style:family="paragraph" style:parent-style-name="Text_20_body" style:list-style-name="L43">
      <style:paragraph-properties fo:margin-left="0in" fo:margin-right="0in" fo:margin-top="0in" fo:margin-bottom="0in" style:contextual-spacing="false" fo:text-indent="0in" style:auto-text-indent="false" fo:padding="0in" fo:border="none"/>
    </style:style>
    <style:style style:name="P114" style:family="paragraph" style:parent-style-name="Text_20_body" style:list-style-name="L43">
      <style:paragraph-properties fo:margin-left="0in" fo:margin-right="0in" fo:text-indent="0in" style:auto-text-indent="false" fo:padding="0in" fo:border="none"/>
    </style:style>
    <style:style style:name="P115" style:family="paragraph" style:parent-style-name="Text_20_body" style:list-style-name="L44">
      <style:paragraph-properties fo:margin-left="0in" fo:margin-right="0in" fo:margin-top="0in" fo:margin-bottom="0in" style:contextual-spacing="false" fo:text-indent="0in" style:auto-text-indent="false" fo:padding="0in" fo:border="none"/>
    </style:style>
    <style:style style:name="P116" style:family="paragraph" style:parent-style-name="Text_20_body" style:list-style-name="L44">
      <style:paragraph-properties fo:margin-left="0in" fo:margin-right="0in" fo:text-indent="0in" style:auto-text-indent="false" fo:padding="0in" fo:border="none"/>
    </style:style>
    <style:style style:name="P117" style:family="paragraph" style:parent-style-name="Text_20_body" style:list-style-name="L45">
      <style:paragraph-properties fo:margin-left="0in" fo:margin-right="0in" fo:margin-top="0in" fo:margin-bottom="0in" style:contextual-spacing="false" fo:text-indent="0in" style:auto-text-indent="false" fo:padding="0in" fo:border="none"/>
    </style:style>
    <style:style style:name="P118" style:family="paragraph" style:parent-style-name="Text_20_body" style:list-style-name="L45">
      <style:paragraph-properties fo:margin-left="0in" fo:margin-right="0in" fo:text-indent="0in" style:auto-text-indent="false" fo:padding="0in" fo:border="none"/>
    </style:style>
    <style:style style:name="P119" style:family="paragraph" style:parent-style-name="Text_20_body" style:list-style-name="L46">
      <style:paragraph-properties fo:margin-left="0in" fo:margin-right="0in" fo:margin-top="0in" fo:margin-bottom="0in" style:contextual-spacing="false" fo:text-indent="0in" style:auto-text-indent="false" fo:padding="0in" fo:border="none"/>
    </style:style>
    <style:style style:name="P120" style:family="paragraph" style:parent-style-name="Text_20_body" style:list-style-name="L46">
      <style:paragraph-properties fo:margin-left="0in" fo:margin-right="0in" fo:text-indent="0in" style:auto-text-indent="false" fo:padding="0in" fo:border="none"/>
    </style:style>
    <style:style style:name="P121" style:family="paragraph" style:parent-style-name="Text_20_body" style:list-style-name="L47">
      <style:paragraph-properties fo:margin-left="0in" fo:margin-right="0in" fo:margin-top="0in" fo:margin-bottom="0in" style:contextual-spacing="false" fo:text-indent="0in" style:auto-text-indent="false" fo:padding="0in" fo:border="none"/>
    </style:style>
    <style:style style:name="P122" style:family="paragraph" style:parent-style-name="Text_20_body" style:list-style-name="L47">
      <style:paragraph-properties fo:margin-left="0in" fo:margin-right="0in" fo:text-indent="0in" style:auto-text-indent="false" fo:padding="0in" fo:border="none"/>
    </style:style>
    <style:style style:name="P123" style:family="paragraph" style:parent-style-name="Text_20_body" style:list-style-name="L48">
      <style:paragraph-properties fo:margin-left="0in" fo:margin-right="0in" fo:margin-top="0in" fo:margin-bottom="0in" style:contextual-spacing="false" fo:text-indent="0in" style:auto-text-indent="false" fo:padding="0in" fo:border="none"/>
    </style:style>
    <style:style style:name="P124" style:family="paragraph" style:parent-style-name="Text_20_body" style:list-style-name="L48">
      <style:paragraph-properties fo:margin-left="0in" fo:margin-right="0in" fo:text-indent="0in" style:auto-text-indent="false" fo:padding="0in" fo:border="none"/>
    </style:style>
    <style:style style:name="P125" style:family="paragraph" style:parent-style-name="Text_20_body" style:list-style-name="L49">
      <style:paragraph-properties fo:margin-left="0in" fo:margin-right="0in" fo:margin-top="0in" fo:margin-bottom="0in" style:contextual-spacing="false" fo:text-indent="0in" style:auto-text-indent="false" fo:padding="0in" fo:border="none"/>
    </style:style>
    <style:style style:name="P126" style:family="paragraph" style:parent-style-name="Text_20_body" style:list-style-name="L49">
      <style:paragraph-properties fo:margin-left="0in" fo:margin-right="0in" fo:text-indent="0in" style:auto-text-indent="false" fo:padding="0in" fo:border="none"/>
    </style:style>
    <style:style style:name="P127" style:family="paragraph" style:parent-style-name="Text_20_body" style:list-style-name="L50">
      <style:paragraph-properties fo:margin-left="0in" fo:margin-right="0in" fo:margin-top="0in" fo:margin-bottom="0in" style:contextual-spacing="false" fo:text-indent="0in" style:auto-text-indent="false" fo:padding="0in" fo:border="none"/>
    </style:style>
    <style:style style:name="P128" style:family="paragraph" style:parent-style-name="Text_20_body" style:list-style-name="L50">
      <style:paragraph-properties fo:margin-left="0in" fo:margin-right="0in" fo:text-indent="0in" style:auto-text-indent="false" fo:padding="0in" fo:border="none"/>
    </style:style>
    <style:style style:name="P129" style:family="paragraph" style:parent-style-name="Text_20_body" style:list-style-name="L51">
      <style:paragraph-properties fo:margin-left="0in" fo:margin-right="0in" fo:margin-top="0in" fo:margin-bottom="0in" style:contextual-spacing="false" fo:text-indent="0in" style:auto-text-indent="false" fo:padding="0in" fo:border="none"/>
    </style:style>
    <style:style style:name="P130" style:family="paragraph" style:parent-style-name="Text_20_body" style:list-style-name="L51">
      <style:paragraph-properties fo:margin-left="0in" fo:margin-right="0in" fo:text-indent="0in" style:auto-text-indent="false" fo:padding="0in" fo:border="none"/>
    </style:style>
    <style:style style:name="P131" style:family="paragraph" style:parent-style-name="Text_20_body" style:list-style-name="L52">
      <style:paragraph-properties fo:margin-left="0in" fo:margin-right="0in" fo:margin-top="0in" fo:margin-bottom="0in" style:contextual-spacing="false" fo:text-indent="0in" style:auto-text-indent="false" fo:padding="0in" fo:border="none"/>
    </style:style>
    <style:style style:name="P132" style:family="paragraph" style:parent-style-name="Text_20_body" style:list-style-name="L52">
      <style:paragraph-properties fo:margin-left="0in" fo:margin-right="0in" fo:text-indent="0in" style:auto-text-indent="false" fo:padding="0in" fo:border="none"/>
    </style:style>
    <style:style style:name="P133" style:family="paragraph" style:parent-style-name="Text_20_body" style:list-style-name="L53">
      <style:paragraph-properties fo:margin-left="0in" fo:margin-right="0in" fo:margin-top="0in" fo:margin-bottom="0in" style:contextual-spacing="false" fo:text-indent="0in" style:auto-text-indent="false" fo:padding="0in" fo:border="none"/>
    </style:style>
    <style:style style:name="P134" style:family="paragraph" style:parent-style-name="Text_20_body" style:list-style-name="L53">
      <style:paragraph-properties fo:margin-left="0in" fo:margin-right="0in" fo:text-indent="0in" style:auto-text-indent="false" fo:padding="0in" fo:border="none"/>
    </style:style>
    <style:style style:name="T1" style:family="text">
      <style:text-properties loext:padding="0in" loext:border="non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post-social-network-development-architecture"/>Post Social Network Development Architecture</text:h>
      <text:h text:style-name="P2" text:outline-level="2"><text:bookmark text:name="user"/>User</text:h>
      <text:p text:style-name="P3">I'm interested in using this Node Archive Browser in the context of a new idea, a "post-social" network:</text:p>
      <text:p text:style-name="P3">The idea would be for people to be able to explore their archive of previous AI conversations, and use local resources to figure out their post, that would then go to the social network described below, and posted. I am still brainstorming, do not make any changes to the codebase, but give me your thoughts on the integration of the codebase, and the general idea of making available to the user local resources to help allow privacy for the user, and cost efficiency for the network. </text:p>
      <text:p text:style-name="P4">I am considering a new kind of social network, which I want to refer to as a "post-social" network. That is, a 'social network' where people can create a post, offer it to an "AI agent", that then reworks it (to anonymitize it, fact check it and style it into matching a persona of the assigned posting agent) to post it to a "channel" where it can be accessed and replied to. I'm just beginning to mull how this would work exactly, but I want strict non-violent moderation which would reject anything which is not safe-for-work, violent, libelous, or cannot be verified with public searches. Explain a way this can be created by me (a one person operation) with the help of local and remote LLMs and other online resources. Okay, so I need to figure out how to create a post-social network as described. Let me start by breaking down the requirements. The main idea is that users create posts, which are then processed by an AI agent to anonymize, fact-check, and style them according to a persona before being posted to a channel. The network also needs strict non-violent moderation, rejecting anything that's not safe-for-work, violent, libelous, or unverified.</text:p>
      <text:p text:style-name="P3">First, the user is a one-person operation, so the solution needs to be scalable but manageable with limited resources. They mentioned using local and remote LLMs and online resources. Let me think about the components required.</text:p>
      <text:p text:style-name="P3">The system would have several parts: user interface for creating posts, an AI processing pipeline (anonymization, fact-checking, persona styling), moderation, and the channel where posts are displayed. Let's tackle each part step by step.</text:p>
      <text:p text:style-name="P3">Starting with the user interface. Since it's a one-person project, maybe using a simple web app with a frontend framework like React or Vue.js. Backend could be Node.js or Python with Flask/Django. But maybe even simpler, using something like Firebase for backend services? But the user might want more control. Alternatively, using a static site generator with a backend API.</text:p>
      <text:p text:style-name="P3">Next, the AI agent. The AI needs to handle three tasks: anonymization, fact-checking, and persona styling. For anonymization, maybe using an LLM to replace personal information with placeholders. <text:soft-page-break/>Fact-checking could involve checking claims against reliable sources, maybe using APIs like Google's Fact Check Tools or NewsGuard. Persona styling might require the LLM to adjust the tone, style, or language to match a specific persona, which could be predefined (e.g., formal, casual, technical).</text:p>
      <text:p text:style-name="P3">Moderation is crucial. The system needs to reject content that's not safe-for-work, violent, libelous, or unverified. For SFW, maybe using content moderation APIs like Google Cloud Vision for image analysis (if there are images) or text analysis for profanity. For violence, similar APIs or using NLP models to detect violent language. Libel could be tricky; maybe using a fact-checking API to verify claims, but that's not foolproof. Unverified claims would require the fact-checking step to mark them as unverified. However, the user mentioned that the system should reject such content, so maybe posts that can't be verified are rejected automatically.</text:p>
      <text:p text:style-name="P3">Now, considering the use of LLMs. The user can use both local and remote models. For example, using Hugging Face's models for anonymization and styling, and remote APIs for fact-checking. But if the user wants to minimize costs, maybe using open-source models locally. However, training models might be resource-intensive. Alternatively, using APIs like OpenAI's GPT for processing, but that could be expensive.</text:p>
      <text:p text:style-name="P3">Moderation might require integrating multiple APIs. For example, using Google's Perspective API for toxicity, but the user wants strict non-violent moderation. Maybe combining several tools: profanity filters, image analysis, and text analysis for violence and libel.</text:p>
      <text:p text:style-name="P3">Another consideration is the channel where posts are displayed. It could be a website, a social media platform, or a custom interface. The user might want to host it themselves, using a CMS or a custom backend.</text:p>
      <text:p text:style-name="P3">Putting this all together, the steps would be:</text:p>
      <text:list text:style-name="L1">
        <text:list-item>
          <text:p text:style-name="P5">Design the user interface for creating posts.</text:p>
        </text:list-item>
        <text:list-item>
          <text:p text:style-name="P5">Set up a backend to receive posts and route them to the AI processing pipeline.</text:p>
        </text:list-item>
        <text:list-item>
          <text:p text:style-name="P5">Implement the AI processing steps: a. Anonymization using an LLM. b. Fact-checking using APIs or another LLM. c. Persona styling using an LLM.</text:p>
        </text:list-item>
        <text:list-item>
          <text:p text:style-name="P5">Implement moderation checks using various APIs and tools.</text:p>
        </text:list-item>
        <text:list-item>
          <text:p text:style-name="P5">Store processed posts and display them on the channel.</text:p>
        </text:list-item>
        <text:list-item>
          <text:p text:style-name="P6">Handle user replies and interactions.</text:p>
        </text:list-item>
      </text:list>
      <text:p text:style-name="P3">Potential challenges: Integrating multiple APIs, ensuring the AI processing is accurate, handling the moderation effectively without false positives, and maintaining the system with limited resources. Also, ensuring privacy and data security, especially since the AI is processing user content.</text:p>
      <text:p text:style-name="P3">For the one-person operation, maybe starting with a minimum viable product (MVP) that focuses on the core features. For example, using a simple frontend, a backend with basic processing, and using free APIs for moderation and fact-checking. As the project grows, more advanced features and models can be added.</text:p>
      <text:p text:style-name="P3">Another thought: the persona styling might require training a model on specific personas, but that could be complex. Alternatively, using prompt engineering with existing LLMs to generate text in different <text:soft-page-break/>styles. For example, prompting the LLM to "rewrite this post in the style of a formal news article" or "as a casual blog post."</text:p>
      <text:p text:style-name="P3">Testing is important. The user needs to test each component: anonymization accuracy, fact-checking reliability, moderation effectiveness, and persona styling quality. Maybe starting with a small set of test posts to identify issues.</text:p>
      <text:p text:style-name="P3">Costs: Using remote LLMs could be expensive, especially if processing many posts. Using local models might be cheaper but requires computational resources. Maybe a hybrid approach: using local models for processing and remote APIs for moderation and fact-checking.</text:p>
      <text:p text:style-name="P3">Data flow: User submits a post â†’ backend receives it â†’ anonymization â†’ fact-checking â†’ persona styling â†’ moderation checks â†’ if passes, post to channel; else, reject and notify user.</text:p>
      <text:p text:style-name="P3">Security: Ensure that user data is handled securely, especially since the AI is processing personal information. Anonymization should be thorough to protect user privacy.</text:p>
      <text:p text:style-name="P3">In summary, the steps involve building the frontend and backend, integrating AI processing with LLMs, setting up moderation with various APIs, and deploying the system. Starting with MVP and scaling up as needed, while being mindful of costs and accuracy.</text:p>
      <text:p text:style-name="P3">Creating a "post-social" network as described is an ambitious but feasible project, especially with the use of existing tools and APIs. Here's a structured approach to build this system as a one-person operation, leveraging local and remote resources:</text:p>
      <text:p text:style-name="Horizontal_20_Line"/>
      <text:h text:style-name="P7" text:outline-level="3"><text:span text:style-name="Strong_20_Emphasis"><text:span text:style-name="T1"/></text:span></text:h>
      <text:h text:style-name="P8" text:outline-level="3"><text:bookmark text:name="1-define-core-components"/><text:span text:style-name="Strong_20_Emphasis"><text:span text:style-name="T1">1. Define Core Components</text:span></text:span></text:h>
      <text:list text:style-name="L2">
        <text:list-item>
          <text:p text:style-name="P9"><text:span text:style-name="Strong_20_Emphasis"><text:span text:style-name="T1">User Interface (Frontend):</text:span></text:span> For post creation and viewing.</text:p>
        </text:list-item>
        <text:list-item>
          <text:p text:style-name="P9"><text:span text:style-name="Strong_20_Emphasis"><text:span text:style-name="T1">Backend (API):</text:span></text:span> Handles post processing, moderation, and channel management.</text:p>
        </text:list-item>
        <text:list-item>
          <text:p text:style-name="P9"><text:span text:style-name="Strong_20_Emphasis"><text:span text:style-name="T1">AI Processing Pipeline:</text:span></text:span> Anonymization, fact-checking, persona styling.</text:p>
        </text:list-item>
        <text:list-item>
          <text:p text:style-name="P9"><text:span text:style-name="Strong_20_Emphasis"><text:span text:style-name="T1">Moderation System:</text:span></text:span> Enforces content policies.</text:p>
        </text:list-item>
        <text:list-item>
          <text:p text:style-name="P10"><text:span text:style-name="Strong_20_Emphasis"><text:span text:style-name="T1">Channel:</text:span></text:span> Platform for displaying posts and replies.</text:p>
        </text:list-item>
      </text:list>
      <text:p text:style-name="Horizontal_20_Line"/>
      <text:h text:style-name="P7" text:outline-level="3"><text:bookmark text:name="2-frontend-development-user-interface"/><text:span text:style-name="Strong_20_Emphasis"><text:span text:style-name="T1">2. Frontend Development (User Interface)</text:span></text:span></text:h>
      <text:list text:style-name="L3">
        <text:list-item>
          <text:p text:style-name="P11"><text:span text:style-name="Strong_20_Emphasis"><text:span text:style-name="T1">Tools:</text:span></text:span> Use <text:span text:style-name="Strong_20_Emphasis"><text:span text:style-name="T1">React</text:span></text:span> or <text:span text:style-name="Strong_20_Emphasis"><text:span text:style-name="T1">Vue.js</text:span></text:span> for a dynamic frontend, hosted on <text:span text:style-name="Strong_20_Emphasis"><text:span text:style-name="T1">Vercel</text:span></text:span> or <text:span text:style-name="Strong_20_Emphasis"><text:span text:style-name="T1">Netlify</text:span></text:span>.</text:p>
        </text:list-item>
        <text:list-item>
          <text:p text:style-name="P11"><text:span text:style-name="Strong_20_Emphasis"><text:span text:style-name="T1">Features:</text:span></text:span></text:p>
          <text:list>
            <text:list-item>
              <text:p text:style-name="P11">Text input for posts.</text:p>
            </text:list-item>
            <text:list-item>
              <text:p text:style-name="P11">Optional: Upload images (if needed, integrate with <text:span text:style-name="Strong_20_Emphasis"><text:span text:style-name="T1">Cloudinary</text:span></text:span> for hosting).</text:p>
            </text:list-item>
            <text:list-item>
              <text:p text:style-name="P12">Submit button to send posts to the backend.</text:p>
            </text:list-item>
          </text:list>
        </text:list-item>
      </text:list>
      <text:p text:style-name="Horizontal_20_Line"/>
      <text:h text:style-name="P7" text:outline-level="3"><text:bookmark text:name="3-backend-development"/><text:span text:style-name="Strong_20_Emphasis"><text:span text:style-name="T1">3. Backend Development</text:span></text:span></text:h>
      <text:list text:style-name="L4">
        <text:list-item>
          <text:p text:style-name="P13"><text:span text:style-name="Strong_20_Emphasis"><text:span text:style-name="T1">Tools:</text:span></text:span> Use <text:span text:style-name="Strong_20_Emphasis"><text:span text:style-name="T1">Python with Flask/FastAPI</text:span></text:span> or <text:span text:style-name="Strong_20_Emphasis"><text:span text:style-name="T1">Node.js</text:span></text:span> for backend logic.</text:p>
        </text:list-item>
        <text:list-item>
          <text:p text:style-name="P13"><text:span text:style-name="Strong_20_Emphasis"><text:span text:style-name="T1">Hosting:</text:span></text:span> Deploy on <text:span text:style-name="Strong_20_Emphasis"><text:span text:style-name="T1">Heroku</text:span></text:span>, <text:span text:style-name="Strong_20_Emphasis"><text:span text:style-name="T1">Render</text:span></text:span>, or <text:span text:style-name="Strong_20_Emphasis"><text:span text:style-name="T1">Railway</text:span></text:span> (free tiers available).</text:p>
        </text:list-item>
        <text:list-item>
          <text:p text:style-name="P14"><text:span text:style-name="Strong_20_Emphasis"><text:span text:style-name="T1">Database:</text:span></text:span> Use <text:span text:style-name="Strong_20_Emphasis"><text:span text:style-name="T1">Firebase Firestore</text:span></text:span> or <text:span text:style-name="Strong_20_Emphasis"><text:span text:style-name="T1">MongoDB Atlas</text:span></text:span> (free tiers) to store processed posts and user data.</text:p>
        </text:list-item>
      </text:list>
      <text:p text:style-name="Horizontal_20_Line"/>
      <text:h text:style-name="P7" text:outline-level="3"><text:bookmark text:name="4-ai-processing-pipeline"/><text:span text:style-name="Strong_20_Emphasis"><text:span text:style-name="T1">4. AI Processing Pipeline</text:span></text:span></text:h>
      <text:h text:style-name="P15" text:outline-level="4"><text:bookmark text:name="a-anonymization"/><text:span text:style-name="Strong_20_Emphasis"><text:span text:style-name="T1">a. Anonymization</text:span></text:span></text:h>
      <text:list text:style-name="L5">
        <text:list-item>
          <text:p text:style-name="P16"><text:span text:style-name="Strong_20_Emphasis"><text:span text:style-name="T1">Tool:</text:span></text:span> Use a remote LLM like <text:span text:style-name="Strong_20_Emphasis"><text:span text:style-name="T1">Hugging Face Inference API</text:span></text:span> or <text:span text:style-name="Strong_20_Emphasis"><text:span text:style-name="T1">OpenAI GPT</text:span></text:span>.</text:p>
        </text:list-item>
        <text:list-item>
          <text:p text:style-name="P16"><text:span text:style-name="Strong_20_Emphasis"><text:span text:style-name="T1">Process:</text:span></text:span></text:p>
          <text:list>
            <text:list-item>
              <text:p text:style-name="P16">Prompt the LLM: <text:span text:style-name="Emphasis"><text:span text:style-name="T1">"Anonymize the following text by replacing names, locations, and other PII with placeholders."</text:span></text:span></text:p>
            </text:list-item>
            <text:list-item>
              <text:p text:style-name="P17">Example: Replace "John Smith from New York" â†’ "[Name] from [Location]".</text:p>
            </text:list-item>
          </text:list>
        </text:list-item>
      </text:list>
      <text:h text:style-name="P15" text:outline-level="4"><text:bookmark text:name="b-fact-checking"/><text:span text:style-name="Strong_20_Emphasis"><text:span text:style-name="T1">b. Fact-Checking</text:span></text:span></text:h>
      <text:list text:style-name="L6">
        <text:list-item>
          <text:p text:style-name="P18"><text:span text:style-name="Strong_20_Emphasis"><text:span text:style-name="T1">Tools:</text:span></text:span></text:p>
          <text:list>
            <text:list-item>
              <text:p text:style-name="P18"><text:span text:style-name="Strong_20_Emphasis"><text:span text:style-name="T1">Google Fact Check Tools API</text:span></text:span> (for claims).</text:p>
            </text:list-item>
            <text:list-item>
              <text:p text:style-name="P18"><text:span text:style-name="Strong_20_Emphasis"><text:span text:style-name="T1">NewsGuard API</text:span></text:span> (for source credibility).</text:p>
            </text:list-item>
            <text:list-item>
              <text:p text:style-name="P18"><text:span text:style-name="Strong_20_Emphasis"><text:span text:style-name="T1">Custom LLM Prompt:</text:span></text:span> <text:span text:style-name="Emphasis"><text:span text:style-name="T1">"Verify the factual accuracy of this text and mark any unverified claims."</text:span></text:span></text:p>
            </text:list-item>
          </text:list>
        </text:list-item>
        <text:list-item>
          <text:p text:style-name="P18"><text:span text:style-name="Strong_20_Emphasis"><text:span text:style-name="T1">Process:</text:span></text:span></text:p>
          <text:list>
            <text:list-item>
              <text:p text:style-name="P19">If unverified or false, reject the post (see Moderation section).</text:p>
            </text:list-item>
          </text:list>
        </text:list-item>
      </text:list>
      <text:h text:style-name="P15" text:outline-level="4"><text:bookmark text:name="c-persona-styling"/><text:soft-page-break/><text:span text:style-name="Strong_20_Emphasis"><text:span text:style-name="T1">c. Persona Styling</text:span></text:span></text:h>
      <text:list text:style-name="L7">
        <text:list-item>
          <text:p text:style-name="P20"><text:span text:style-name="Strong_20_Emphasis"><text:span text:style-name="T1">Tool:</text:span></text:span> Use <text:span text:style-name="Strong_20_Emphasis"><text:span text:style-name="T1">Hugging Face</text:span></text:span> or <text:span text:style-name="Strong_20_Emphasis"><text:span text:style-name="T1">OpenAI</text:span></text:span> to rewrite text in a specific tone.</text:p>
        </text:list-item>
        <text:list-item>
          <text:p text:style-name="P20"><text:span text:style-name="Strong_20_Emphasis"><text:span text:style-name="T1">Prompt Examples:</text:span></text:span></text:p>
          <text:list>
            <text:list-item>
              <text:p text:style-name="P20"><text:span text:style-name="Emphasis"><text:span text:style-name="T1">"Rewrite this post in the style of a formal news article."</text:span></text:span></text:p>
            </text:list-item>
            <text:list-item>
              <text:p text:style-name="P20"><text:span text:style-name="Emphasis"><text:span text:style-name="T1">"Make this sound like a casual Twitter thread."</text:span></text:span></text:p>
            </text:list-item>
          </text:list>
        </text:list-item>
        <text:list-item>
          <text:p text:style-name="P21"><text:span text:style-name="Strong_20_Emphasis"><text:span text:style-name="T1">Custom Personas:</text:span></text:span> Store predefined personas (e.g., "Tech Blogger," "Scientist") in the backend.</text:p>
        </text:list-item>
      </text:list>
      <text:p text:style-name="Horizontal_20_Line"/>
      <text:h text:style-name="P7" text:outline-level="3"><text:bookmark text:name="5-moderation-system"/><text:span text:style-name="Strong_20_Emphasis"><text:span text:style-name="T1">5. Moderation System</text:span></text:span></text:h>
      <text:list text:style-name="L8">
        <text:list-item>
          <text:p text:style-name="P22"><text:span text:style-name="Strong_20_Emphasis"><text:span text:style-name="T1">Tools:</text:span></text:span></text:p>
          <text:list>
            <text:list-item>
              <text:p text:style-name="P22"><text:span text:style-name="Strong_20_Emphasis"><text:span text:style-name="T1">Google Perspective API</text:span></text:span> (for toxicity, harassment, etc.).</text:p>
            </text:list-item>
            <text:list-item>
              <text:p text:style-name="P22"><text:span text:style-name="Strong_20_Emphasis"><text:span text:style-name="T1">Google Cloud Vision API</text:span></text:span> (for image moderation).</text:p>
            </text:list-item>
            <text:list-item>
              <text:p text:style-name="P22"><text:span text:style-name="Strong_20_Emphasis"><text:span text:style-name="T1">Profanity filters</text:span></text:span> (e.g., <text:span text:style-name="Strong_20_Emphasis"><text:span text:style-name="T1">Ludis</text:span></text:span> or <text:span text:style-name="Strong_20_Emphasis"><text:span text:style-name="T1">Pythonâ€™s </text:span></text:span><text:span text:style-name="Strong_20_Emphasis"><text:span text:style-name="Source_20_Text"><text:span text:style-name="T1">profanity</text:span></text:span></text:span><text:span text:style-name="Strong_20_Emphasis"><text:span text:style-name="T1"> library</text:span></text:span>).</text:p>
            </text:list-item>
            <text:list-item>
              <text:p text:style-name="P22"><text:span text:style-name="Strong_20_Emphasis"><text:span text:style-name="T1">Custom LLM Checks:</text:span></text:span> Use prompts like <text:span text:style-name="Emphasis"><text:span text:style-name="T1">"Is this content violent, libelous, or unsafe?"</text:span></text:span></text:p>
            </text:list-item>
          </text:list>
        </text:list-item>
        <text:list-item>
          <text:p text:style-name="P22"><text:span text:style-name="Strong_20_Emphasis"><text:span text:style-name="T1">Process:</text:span></text:span></text:p>
          <text:list>
            <text:list-item>
              <text:p text:style-name="P22">Reject posts that:</text:p>
              <text:list>
                <text:list-item>
                  <text:p text:style-name="P22">Contain explicit violence (via NLP/image analysis).</text:p>
                </text:list-item>
                <text:list-item>
                  <text:p text:style-name="P22">Are libelous (via fact-checking + LLM analysis).</text:p>
                </text:list-item>
                <text:list-item>
                  <text:p text:style-name="P22">Violate safety policies (via Perspective API).</text:p>
                </text:list-item>
              </text:list>
            </text:list-item>
            <text:list-item>
              <text:p text:style-name="P23">Notify user with rejection reason (e.g., "Post contains explicit content").</text:p>
            </text:list-item>
          </text:list>
        </text:list-item>
      </text:list>
      <text:p text:style-name="Horizontal_20_Line"/>
      <text:h text:style-name="P7" text:outline-level="3"><text:bookmark text:name="6-channel-display"/><text:span text:style-name="Strong_20_Emphasis"><text:span text:style-name="T1">6. Channel Display</text:span></text:span></text:h>
      <text:list text:style-name="L9">
        <text:list-item>
          <text:p text:style-name="P24"><text:span text:style-name="Strong_20_Emphasis"><text:span text:style-name="T1">Tools:</text:span></text:span></text:p>
          <text:list>
            <text:list-item>
              <text:p text:style-name="P24">Use <text:span text:style-name="Strong_20_Emphasis"><text:span text:style-name="T1">React</text:span></text:span> or <text:span text:style-name="Strong_20_Emphasis"><text:span text:style-name="T1">Vue</text:span></text:span> to display posts from the database.</text:p>
            </text:list-item>
            <text:list-item>
              <text:p text:style-name="P24">Add a commenting system (e.g., <text:span text:style-name="Strong_20_Emphasis"><text:span text:style-name="T1">Firebase Realtime Database</text:span></text:span> for replies).</text:p>
            </text:list-item>
          </text:list>
        </text:list-item>
        <text:list-item>
          <text:p text:style-name="P24"><text:span text:style-name="Strong_20_Emphasis"><text:span text:style-name="T1">Features:</text:span></text:span></text:p>
          <text:list>
            <text:list-item>
              <text:p text:style-name="P24">Display posts with anonymized text and styled tone.</text:p>
            </text:list-item>
            <text:list-item>
              <text:p text:style-name="P25">Show replies under each post.</text:p>
            </text:list-item>
          </text:list>
        </text:list-item>
      </text:list>
      <text:p text:style-name="Horizontal_20_Line"/>
      <text:h text:style-name="P7" text:outline-level="3"><text:bookmark text:name="7-deployment--scaling"/><text:span text:style-name="Strong_20_Emphasis"><text:span text:style-name="T1">7. Deployment &amp; Scaling</text:span></text:span></text:h>
      <text:list text:style-name="L10">
        <text:list-item>
          <text:p text:style-name="P26"><text:span text:style-name="Strong_20_Emphasis"><text:span text:style-name="T1">Hosting:</text:span></text:span> Use <text:span text:style-name="Strong_20_Emphasis"><text:span text:style-name="T1">Render</text:span></text:span> or <text:span text:style-name="Strong_20_Emphasis"><text:span text:style-name="T1">Heroku</text:span></text:span> for backend; <text:span text:style-name="Strong_20_Emphasis"><text:span text:style-name="T1">Vercel</text:span></text:span> for frontend.</text:p>
        </text:list-item>
        <text:list-item>
          <text:p text:style-name="P26"><text:span text:style-name="Strong_20_Emphasis"><text:span text:style-name="T1">Cost Management:</text:span></text:span></text:p>
          <text:list>
            <text:list-item>
              <text:p text:style-name="P26">Use free tiers of APIs (e.g., Hugging Face, Google APIs).</text:p>
            </text:list-item>
            <text:list-item>
              <text:p text:style-name="P27">For high traffic, consider <text:span text:style-name="Strong_20_Emphasis"><text:span text:style-name="T1">AWS Lambda</text:span></text:span> or <text:span text:style-name="Strong_20_Emphasis"><text:span text:style-name="T1">Google Cloud Functions</text:span></text:span>.</text:p>
            </text:list-item>
          </text:list>
        </text:list-item>
      </text:list>
      <text:p text:style-name="Horizontal_20_Line"/>
      <text:h text:style-name="P7" text:outline-level="3"><text:bookmark text:name="8-mvp-roadmap"/><text:span text:style-name="Strong_20_Emphasis"><text:span text:style-name="T1">8. MVP Roadmap</text:span></text:span></text:h>
      <text:list text:style-name="L11">
        <text:list-item>
          <text:p text:style-name="P28"><text:span text:style-name="Strong_20_Emphasis"><text:span text:style-name="T1">Week 1-2:</text:span></text:span> Build frontend and backend (post submission, storage).</text:p>
        </text:list-item>
        <text:list-item>
          <text:p text:style-name="P28"><text:soft-page-break/><text:span text:style-name="Strong_20_Emphasis"><text:span text:style-name="T1">Week 3:</text:span></text:span> Integrate anonymization (Hugging Face/OpenAI).</text:p>
        </text:list-item>
        <text:list-item>
          <text:p text:style-name="P28"><text:span text:style-name="Strong_20_Emphasis"><text:span text:style-name="T1">Week 4:</text:span></text:span> Add fact-checking and moderation.</text:p>
        </text:list-item>
        <text:list-item>
          <text:p text:style-name="P28"><text:span text:style-name="Strong_20_Emphasis"><text:span text:style-name="T1">Week 5:</text:span></text:span> Implement persona styling and channel display.</text:p>
        </text:list-item>
        <text:list-item>
          <text:p text:style-name="P29"><text:span text:style-name="Strong_20_Emphasis"><text:span text:style-name="T1">Week 6:</text:span></text:span> Test with real users, refine moderation thresholds.</text:p>
        </text:list-item>
      </text:list>
      <text:p text:style-name="Horizontal_20_Line"/>
      <text:h text:style-name="P7" text:outline-level="3"><text:bookmark text:name="9-example-workflow"/><text:span text:style-name="Strong_20_Emphasis"><text:span text:style-name="T1">9. Example Workflow</text:span></text:span></text:h>
      <text:list text:style-name="L12">
        <text:list-item>
          <text:p text:style-name="P30"><text:span text:style-name="Strong_20_Emphasis"><text:span text:style-name="T1">User submits:</text:span></text:span> "John hacked NASAâ€™s systems in 2023."</text:p>
        </text:list-item>
        <text:list-item>
          <text:p text:style-name="P30"><text:span text:style-name="Strong_20_Emphasis"><text:span text:style-name="T1">Anonymization:</text:span></text:span> "[Name] hacked [Organization]â€™s systems in [Year]."</text:p>
        </text:list-item>
        <text:list-item>
          <text:p text:style-name="P30"><text:span text:style-name="Strong_20_Emphasis"><text:span text:style-name="T1">Fact-Checking:</text:span></text:span> "No verified reports of this event."</text:p>
        </text:list-item>
        <text:list-item>
          <text:p text:style-name="P30"><text:span text:style-name="Strong_20_Emphasis"><text:span text:style-name="T1">Moderation:</text:span></text:span> Reject post (unverified claim).</text:p>
        </text:list-item>
        <text:list-item>
          <text:p text:style-name="P31"><text:span text:style-name="Strong_20_Emphasis"><text:span text:style-name="T1">User notified:</text:span></text:span> "Your post was rejected due to unverified claims."</text:p>
        </text:list-item>
      </text:list>
      <text:p text:style-name="Horizontal_20_Line"/>
      <text:h text:style-name="P7" text:outline-level="3"><text:bookmark text:name="10-security--privacy"/><text:span text:style-name="Strong_20_Emphasis"><text:span text:style-name="T1">10. Security &amp; Privacy</text:span></text:span></text:h>
      <text:list text:style-name="L13">
        <text:list-item>
          <text:p text:style-name="P32"><text:span text:style-name="Strong_20_Emphasis"><text:span text:style-name="T1">Anonymization:</text:span></text:span> Ensure PII is fully removed before storage.</text:p>
        </text:list-item>
        <text:list-item>
          <text:p text:style-name="P32"><text:span text:style-name="Strong_20_Emphasis"><text:span text:style-name="T1">Data Encryption:</text:span></text:span> Use HTTPS and encrypt sensitive data (e.g., Firebase rules).</text:p>
        </text:list-item>
        <text:list-item>
          <text:p text:style-name="P33"><text:span text:style-name="Strong_20_Emphasis"><text:span text:style-name="T1">Compliance:</text:span></text:span> Follow GDPR/CCPA if handling user data.</text:p>
        </text:list-item>
      </text:list>
      <text:p text:style-name="Horizontal_20_Line"/>
      <text:h text:style-name="P7" text:outline-level="3"><text:bookmark text:name="11-costs-estimated"/><text:span text:style-name="Strong_20_Emphasis"><text:span text:style-name="T1">11. Costs (Estimated)</text:span></text:span></text:h>
      <text:list text:style-name="L14">
        <text:list-item>
          <text:p text:style-name="P34"><text:span text:style-name="Strong_20_Emphasis"><text:span text:style-name="T1">Hosting:</text:span></text:span> &lt;$10/month (free tiers for MVP).</text:p>
        </text:list-item>
        <text:list-item>
          <text:p text:style-name="P34"><text:span text:style-name="Strong_20_Emphasis"><text:span text:style-name="T1">APIs:</text:span></text:span> Free tiers for low usage; ~$10-20/month for high traffic.</text:p>
        </text:list-item>
        <text:list-item>
          <text:p text:style-name="P35"><text:span text:style-name="Strong_20_Emphasis"><text:span text:style-name="T1">LLMs:</text:span></text:span> Free for small-scale use; paid for large volumes.</text:p>
        </text:list-item>
      </text:list>
      <text:p text:style-name="Horizontal_20_Line"/>
      <text:h text:style-name="P7" text:outline-level="3"><text:bookmark text:name="12-future-enhancements"/><text:span text:style-name="Strong_20_Emphasis"><text:span text:style-name="T1">12. Future Enhancements</text:span></text:span></text:h>
      <text:list text:style-name="L15">
        <text:list-item>
          <text:p text:style-name="P36">Add <text:span text:style-name="Strong_20_Emphasis"><text:span text:style-name="T1">user accounts</text:span></text:span> (via Firebase Auth).</text:p>
        </text:list-item>
        <text:list-item>
          <text:p text:style-name="P36">Implement <text:span text:style-name="Strong_20_Emphasis"><text:span text:style-name="T1">machine learning models</text:span></text:span> for better fact-checking.</text:p>
        </text:list-item>
        <text:list-item>
          <text:p text:style-name="P36">Expand <text:span text:style-name="Strong_20_Emphasis"><text:span text:style-name="T1">persona options</text:span></text:span> (e.g., "Political Analyst").</text:p>
        </text:list-item>
        <text:list-item>
          <text:p text:style-name="P37">Add <text:span text:style-name="Strong_20_Emphasis"><text:span text:style-name="T1">community moderation</text:span></text:span> (user reporting).</text:p>
        </text:list-item>
      </text:list>
      <text:p text:style-name="Horizontal_20_Line"/>
      <text:p text:style-name="P3">By following this roadmap, you can launch a functional "post-social" network with minimal initial investment, focusing on core features and gradually scaling up.</text:p>
      <text:h text:style-name="P2" text:outline-level="2"/>
      <text:h text:style-name="P38" text:outline-level="2"><text:bookmark text:name="agent"/>Agent</text:h>
      <text:p text:style-name="Text_20_body">Okay, let's see. The user wants to create a post-social network where users can submit posts, which are then processed by an AI agent to anonymize, fact-check, and style them according to a persona before being posted to a channel. The user is a one-person operation, so the solution needs to be manageable and cost-effective. They also want strict non-violent moderation, rejecting any unsafe or unverified content.</text:p>
      <text:p text:style-name="P3">First, I need to break down the components required. The system will have a frontend for users to submit posts, a backend to handle the processing, AI integration for the anonymization, fact-checking, and styling, and a moderation system to filter out inappropriate content. The channel where posts are displayed is another part.</text:p>
      <text:p text:style-name="P3">For the frontend, using a simple web app with React or Vue.js makes sense. The backend could be Node.js or Python with Flask. Using Firebase might be good for backend services, but if the user wants more control, a custom backend is better. However, the user mentioned using local and remote LLMs, so maybe Firebase isn't the best fit. They might need a custom backend to handle the AI processing.</text:p>
      <text:p text:style-name="P3">The AI processing part needs three steps: anonymization, fact-checking, and persona styling. For anonymization, an LLM like Hugging Face or OpenAI can replace personal information with placeholders. Fact-checking might involve APIs like Google Fact Check or NewsGuard. Persona styling could use prompts to adjust the text style.</text:p>
      <text:p text:style-name="P3">Moderation requires checking for violent, libelous, or unverified content. Using Google's Perspective API for toxicity, profanity filters, and image analysis (if images are involved). Also, fact-checking to verify claims. If unverified, the post is rejected.</text:p>
      <text:p text:style-name="P3">The channel could be a custom website or integrated with existing platforms. The user might want to host it themselves using a CMS or a custom backend.</text:p>
      <text:p text:style-name="P3">Considering the user is a one-person team, starting with an MVP is crucial. Using free APIs and open-source models can reduce costs. For example, Hugging Face's inference API for anonymization and styling, Google's free APIs for moderation and fact-checking.</text:p>
      <text:p text:style-name="P3">Data flow: User submits post â†’ backend â†’ anonymization â†’ fact-checking â†’ persona styling â†’ moderation checks â†’ if passed, post to channel; else, reject.</text:p>
      <text:p text:style-name="P3">Security is important. Ensuring that anonymization is thorough to protect user privacy. Using HTTPS and encrypting data storage.</text:p>
      <text:p text:style-name="P3">Potential challenges: Integrating multiple APIs, ensuring accuracy of AI processing, handling moderation effectively, and managing costs. Testing each component thoroughly is necessary.</text:p>
      <text:p text:style-name="P3">The user might also want to consider scalability later, like moving to more powerful models or cloud services, but starting with free tiers and MVP features is the way to go.</text:p>
      <text:p text:style-name="P3">Here's a structured plan for your post-social network, focusing on integration, privacy, cost efficiency, and technical feasibility for a one-person operation:</text:p>
      <text:p text:style-name="Horizontal_20_Line"><text:soft-page-break/></text:p>
      <text:h text:style-name="P7" text:outline-level="3"><text:bookmark text:name="1-core-architecture-overview"/><text:span text:style-name="Strong_20_Emphasis"><text:span text:style-name="T1">1. Core Architecture Overview</text:span></text:span></text:h>
      <text:p text:style-name="P39"><text:span text:style-name="Source_20_Text"><text:span text:style-name="T1">[Post-Social Network Architecture]</text:span></text:span></text:p>
      <text:p text:style-name="P40"><text:span text:style-name="Source_20_Text"><text:span text:style-name="T1">1. User Interface (Frontend)</text:span></text:span></text:p>
      <text:p text:style-name="P40"><text:span text:style-name="Source_20_Text"><text:span text:style-name="T1">2. Backend API (Processing &amp; Moderation)</text:span></text:span></text:p>
      <text:p text:style-name="P40"><text:span text:style-name="Source_20_Text"><text:span text:style-name="T1">3. AI Agent Pipeline (Anonymize, Fact-Check, Style)</text:span></text:span></text:p>
      <text:p text:style-name="P40"><text:span text:style-name="Source_20_Text"><text:span text:style-name="T1">4. Channel Display (Public Interface)</text:span></text:span></text:p>
      <text:p text:style-name="P41"><text:span text:style-name="Source_20_Text"><text:span text:style-name="T1">5. Moderation Layer (Filtering Logic)</text:span></text:span></text:p>
      <text:p text:style-name="Horizontal_20_Line"/>
      <text:h text:style-name="P7" text:outline-level="3"><text:bookmark text:name="2-user-interface-frontend"/><text:span text:style-name="Strong_20_Emphasis"><text:span text:style-name="T1">2. User Interface (Frontend)</text:span></text:span></text:h>
      <text:list text:style-name="L16">
        <text:list-item>
          <text:p text:style-name="P42"><text:span text:style-name="Strong_20_Emphasis"><text:span text:style-name="T1">Tools:</text:span></text:span></text:p>
          <text:list>
            <text:list-item>
              <text:p text:style-name="P43"><text:span text:style-name="Strong_20_Emphasis"><text:span text:style-name="T1">Frontend Framework:</text:span></text:span> React or Vue.js (simple, component-based). </text:p>
            </text:list-item>
            <text:list-item>
              <text:p text:style-name="P43"><text:span text:style-name="Strong_20_Emphasis"><text:span text:style-name="T1">Hosting:</text:span></text:span> Vercel or Netlify (free tier).</text:p>
            </text:list-item>
          </text:list>
        </text:list-item>
        <text:list-item>
          <text:p text:style-name="P42"><text:span text:style-name="Strong_20_Emphasis"><text:span text:style-name="T1">Features:</text:span></text:span></text:p>
          <text:list>
            <text:list-item>
              <text:p text:style-name="P43"><text:span text:style-name="Strong_20_Emphasis"><text:span text:style-name="T1">Text Input:</text:span></text:span> For submitting posts (with optional file uploads). </text:p>
            </text:list-item>
            <text:list-item>
              <text:p text:style-name="P43"><text:span text:style-name="Strong_20_Emphasis"><text:span text:style-name="T1">Submit Button:</text:span></text:span> Triggers backend processing. </text:p>
            </text:list-item>
            <text:list-item>
              <text:p text:style-name="P43"><text:span text:style-name="Strong_20_Emphasis"><text:span text:style-name="T1">Feedback UI:</text:span></text:span> Shows status (e.g., "Processing...", "Post Approved", "Rejected").</text:p>
            </text:list-item>
          </text:list>
        </text:list-item>
        <text:list-item>
          <text:p text:style-name="P42"><text:span text:style-name="Strong_20_Emphasis"><text:span text:style-name="T1">Example Code (React):</text:span></text:span></text:p>
          <text:p text:style-name="P44"><text:span text:style-name="Source_20_Text"><text:span text:style-name="T1">import React, { useState } from 'react';</text:span></text:span></text:p>
          <text:p text:style-name="P45"/>
          <text:p text:style-name="P45"><text:span text:style-name="Source_20_Text"><text:span text:style-name="T1">function PostForm({ onSubmit }) {</text:span></text:span></text:p>
          <text:p text:style-name="P45"><text:span text:style-name="Source_20_Text"><text:span text:style-name="T1"><text:s text:c="2"/>const [text, setText] = useState('');</text:span></text:span></text:p>
          <text:p text:style-name="P45"/>
          <text:p text:style-name="P45"><text:span text:style-name="Source_20_Text"><text:span text:style-name="T1"><text:s text:c="2"/>const handleSubmit = (e) =&gt; {</text:span></text:span></text:p>
          <text:p text:style-name="P45"><text:span text:style-name="Source_20_Text"><text:span text:style-name="T1"><text:s text:c="4"/>e.preventDefault();</text:span></text:span></text:p>
          <text:p text:style-name="P45"><text:span text:style-name="Source_20_Text"><text:span text:style-name="T1"><text:s text:c="4"/>onSubmit(text);</text:span></text:span></text:p>
          <text:p text:style-name="P45"><text:span text:style-name="Source_20_Text"><text:span text:style-name="T1"><text:s text:c="2"/>};</text:span></text:span></text:p>
          <text:p text:style-name="P45"/>
          <text:p text:style-name="P45"><text:span text:style-name="Source_20_Text"><text:span text:style-name="T1"><text:s text:c="2"/>return (</text:span></text:span></text:p>
          <text:p text:style-name="P45"><text:span text:style-name="Source_20_Text"><text:span text:style-name="T1"><text:s text:c="4"/>&lt;form onSubmit={handleSubmit}&gt;</text:span></text:span></text:p>
          <text:p text:style-name="P45"><text:span text:style-name="Source_20_Text"><text:span text:style-name="T1"><text:s text:c="6"/>&lt;textarea value={text} onChange={(e) =&gt; setText(e.target.value)} /&gt;</text:span></text:span></text:p>
          <text:p text:style-name="P45"><text:span text:style-name="Source_20_Text"><text:span text:style-name="T1"><text:s text:c="6"/>&lt;button type="submit"&gt;Submit Post&lt;/button&gt;</text:span></text:span></text:p>
          <text:p text:style-name="P45"><text:span text:style-name="Source_20_Text"><text:span text:style-name="T1"><text:s text:c="4"/>&lt;/form&gt;</text:span></text:span></text:p>
          <text:p text:style-name="P45"><text:span text:style-name="Source_20_Text"><text:span text:style-name="T1"><text:s text:c="2"/>);</text:span></text:span></text:p>
          <text:p text:style-name="P46"><text:span text:style-name="Source_20_Text"><text:span text:style-name="T1">}</text:span></text:span></text:p>
        </text:list-item>
      </text:list>
      <text:p text:style-name="Horizontal_20_Line"/>
      <text:h text:style-name="P7" text:outline-level="3"><text:bookmark text:name="3-backend-api-nodejs"/><text:span text:style-name="Strong_20_Emphasis"><text:span text:style-name="T1">3. Backend API (Node.js)</text:span></text:span></text:h>
      <text:list text:style-name="L17">
        <text:list-item>
          <text:p text:style-name="P47"><text:span text:style-name="Strong_20_Emphasis"><text:span text:style-name="T1">Tools:</text:span></text:span></text:p>
          <text:list>
            <text:list-item>
              <text:p text:style-name="P48"><text:span text:style-name="Strong_20_Emphasis"><text:span text:style-name="T1">Backend:</text:span></text:span> Node.js + Express. </text:p>
            </text:list-item>
            <text:list-item>
              <text:p text:style-name="P48"><text:span text:style-name="Strong_20_Emphasis"><text:span text:style-name="T1">Database:</text:span></text:span> Firebase Firestore or MongoDB Atlas (free tiers). </text:p>
            </text:list-item>
            <text:list-item>
              <text:p text:style-name="P48"><text:span text:style-name="Strong_20_Emphasis"><text:span text:style-name="T1">Hosting:</text:span></text:span> Render or Heroku (free tiers).</text:p>
            </text:list-item>
          </text:list>
        </text:list-item>
        <text:list-item>
          <text:p text:style-name="P47"><text:span text:style-name="Strong_20_Emphasis"><text:span text:style-name="T1">Routes:</text:span></text:span></text:p>
          <text:p text:style-name="P49"><text:soft-page-break/><text:span text:style-name="Source_20_Text"><text:span text:style-name="T1">app.post('/submit-post', async (req, res) =&gt; {</text:span></text:span></text:p>
          <text:p text:style-name="P50"><text:span text:style-name="Source_20_Text"><text:span text:style-name="T1"><text:s text:c="2"/>const { text } = req.body;</text:span></text:span></text:p>
          <text:p text:style-name="P50"><text:span text:style-name="Source_20_Text"><text:span text:style-name="T1"><text:s text:c="2"/>const processedText = await anonymizeText(text);</text:span></text:span></text:p>
          <text:p text:style-name="P50"><text:span text:style-name="Source_20_Text"><text:span text:style-name="T1"><text:s text:c="2"/>const verified = await factCheck(processedText);</text:span></text:span></text:p>
          <text:p text:style-name="P50"><text:span text:style-name="Source_20_Text"><text:span text:style-name="T1"><text:s text:c="2"/>if (!verified) return res.status(400).send('Unverified content');</text:span></text:span></text:p>
          <text:p text:style-name="P50"><text:span text:style-name="Source_20_Text"><text:span text:style-name="T1"><text:s text:c="2"/>const styledText = await styleWithPersona(processedText, 'formal');</text:span></text:span></text:p>
          <text:p text:style-name="P50"><text:span text:style-name="Source_20_Text"><text:span text:style-name="T1"><text:s text:c="2"/>const moderated = await moderate(styledText);</text:span></text:span></text:p>
          <text:p text:style-name="P50"><text:span text:style-name="Source_20_Text"><text:span text:style-name="T1"><text:s text:c="2"/>if (!moderated) return res.status(400).send('Moderation failed');</text:span></text:span></text:p>
          <text:p text:style-name="P50"><text:span text:style-name="Source_20_Text"><text:span text:style-name="T1"><text:s text:c="2"/>await saveToDatabase(styledText);</text:span></text:span></text:p>
          <text:p text:style-name="P50"><text:span text:style-name="Source_20_Text"><text:span text:style-name="T1"><text:s text:c="2"/>res.send('Post published');</text:span></text:span></text:p>
          <text:p text:style-name="P51"><text:span text:style-name="Source_20_Text"><text:span text:style-name="T1">});</text:span></text:span></text:p>
        </text:list-item>
      </text:list>
      <text:p text:style-name="Horizontal_20_Line"/>
      <text:h text:style-name="P7" text:outline-level="3"><text:bookmark text:name="4-ai-processing-pipeline-1"/><text:span text:style-name="Strong_20_Emphasis"><text:span text:style-name="T1">4. AI Processing Pipeline</text:span></text:span></text:h>
      <text:h text:style-name="P15" text:outline-level="4"><text:bookmark text:name="a-anonymization-1"/><text:span text:style-name="Strong_20_Emphasis"><text:span text:style-name="T1">a. Anonymization</text:span></text:span></text:h>
      <text:list text:style-name="L18">
        <text:list-item>
          <text:p text:style-name="P52"><text:span text:style-name="Strong_20_Emphasis"><text:span text:style-name="T1">Tool:</text:span></text:span> Hugging Face Inference API (e.g., <text:span text:style-name="Source_20_Text"><text:span text:style-name="T1">HuggingFace/transformers</text:span></text:span>). </text:p>
        </text:list-item>
        <text:list-item>
          <text:p text:style-name="P52"><text:span text:style-name="Strong_20_Emphasis"><text:span text:style-name="T1">Prompt:</text:span></text:span> <text:span text:style-name="Emphasis"><text:span text:style-name="T1">"Anonymize the following text by replacing PII with placeholders."</text:span></text:span></text:p>
        </text:list-item>
        <text:list-item>
          <text:p text:style-name="P53"><text:span text:style-name="Strong_20_Emphasis"><text:span text:style-name="T1">Code Example (Node.js):</text:span></text:span></text:p>
          <text:p text:style-name="P54"><text:span text:style-name="Source_20_Text"><text:span text:style-name="T1">async function anonymizeText(text) {</text:span></text:span></text:p>
          <text:p text:style-name="P55"><text:span text:style-name="Source_20_Text"><text:span text:style-name="T1"><text:s text:c="2"/>const response = await fetch('https://api-inference.huggingface.co/models/...', {</text:span></text:span></text:p>
          <text:p text:style-name="P55"><text:span text:style-name="Source_20_Text"><text:span text:style-name="T1"><text:s text:c="4"/>method: 'POST',</text:span></text:span></text:p>
          <text:p text:style-name="P55"><text:span text:style-name="Source_20_Text"><text:span text:style-name="T1"><text:s text:c="4"/>headers: { 'Authorization': 'Bearer YOUR_TOKEN' },</text:span></text:span></text:p>
          <text:p text:style-name="P55"><text:span text:style-name="Source_20_Text"><text:span text:style-name="T1"><text:s text:c="4"/>body: JSON.stringify({ inputs: text })</text:span></text:span></text:p>
          <text:p text:style-name="P55"><text:span text:style-name="Source_20_Text"><text:span text:style-name="T1"><text:s text:c="2"/>});</text:span></text:span></text:p>
          <text:p text:style-name="P55"><text:span text:style-name="Source_20_Text"><text:span text:style-name="T1"><text:s text:c="2"/>const data = await response.json();</text:span></text:span></text:p>
          <text:p text:style-name="P55"><text:span text:style-name="Source_20_Text"><text:span text:style-name="T1"><text:s text:c="2"/>return data[0].generated_text;</text:span></text:span></text:p>
          <text:p text:style-name="P56"><text:span text:style-name="Source_20_Text"><text:span text:style-name="T1">}</text:span></text:span></text:p>
        </text:list-item>
      </text:list>
      <text:h text:style-name="P15" text:outline-level="4"><text:bookmark text:name="b-fact-checking-1"/><text:span text:style-name="Strong_20_Emphasis"><text:span text:style-name="T1">b. Fact-Checking</text:span></text:span></text:h>
      <text:list text:style-name="L19">
        <text:list-item>
          <text:p text:style-name="P57"><text:span text:style-name="Strong_20_Emphasis"><text:span text:style-name="T1">Tools:</text:span></text:span></text:p>
          <text:list>
            <text:list-item>
              <text:p text:style-name="P57"><text:span text:style-name="Strong_20_Emphasis"><text:span text:style-name="T1">Google Fact Check Tools API</text:span></text:span> (for claims). </text:p>
            </text:list-item>
            <text:list-item>
              <text:p text:style-name="P57"><text:span text:style-name="Strong_20_Emphasis"><text:span text:style-name="T1">NewsGuard API</text:span></text:span> (for source credibility).</text:p>
            </text:list-item>
          </text:list>
        </text:list-item>
        <text:list-item>
          <text:p text:style-name="P58"><text:span text:style-name="Strong_20_Emphasis"><text:span text:style-name="T1">Logic:</text:span></text:span> Reject posts with unverified claims.</text:p>
        </text:list-item>
      </text:list>
      <text:h text:style-name="P15" text:outline-level="4"><text:bookmark text:name="c-persona-styling-1"/><text:span text:style-name="Strong_20_Emphasis"><text:span text:style-name="T1">c. Persona Styling</text:span></text:span></text:h>
      <text:list text:style-name="L20">
        <text:list-item>
          <text:p text:style-name="P59"><text:span text:style-name="Strong_20_Emphasis"><text:span text:style-name="T1">Tool:</text:span></text:span> Hugging Face or OpenAI (prompt engineering). </text:p>
        </text:list-item>
        <text:list-item>
          <text:p text:style-name="P60"><text:span text:style-name="Strong_20_Emphasis"><text:span text:style-name="T1">Prompt Example:</text:span></text:span> <text:span text:style-name="Emphasis"><text:span text:style-name="T1">"Rewrite this text in the style of [Persona Name]."</text:span></text:span></text:p>
        </text:list-item>
      </text:list>
      <text:p text:style-name="Horizontal_20_Line"/>
      <text:h text:style-name="P7" text:outline-level="3"><text:bookmark text:name="5-moderation-system-1"/><text:span text:style-name="Strong_20_Emphasis"><text:span text:style-name="T1">5. Moderation System</text:span></text:span></text:h>
      <text:list text:style-name="L21">
        <text:list-item>
          <text:p text:style-name="P61"><text:span text:style-name="Strong_20_Emphasis"><text:span text:style-name="T1">Tools:</text:span></text:span></text:p>
          <text:list>
            <text:list-item>
              <text:p text:style-name="P62"><text:span text:style-name="Strong_20_Emphasis"><text:span text:style-name="T1">Google Perspective API</text:span></text:span> (for toxicity). </text:p>
            </text:list-item>
            <text:list-item>
              <text:p text:style-name="P62"><text:span text:style-name="Strong_20_Emphasis"><text:span text:style-name="T1">Profanity Filter</text:span></text:span> (e.g., <text:span text:style-name="Source_20_Text"><text:span text:style-name="T1">profanity</text:span></text:span> npm package). </text:p>
            </text:list-item>
            <text:list-item>
              <text:p text:style-name="P62"><text:span text:style-name="Strong_20_Emphasis"><text:span text:style-name="T1">Image Moderation:</text:span></text:span> Google Cloud Vision API.</text:p>
            </text:list-item>
          </text:list>
        </text:list-item>
        <text:list-item>
          <text:p text:style-name="P61"><text:soft-page-break/><text:span text:style-name="Strong_20_Emphasis"><text:span text:style-name="T1">Moderation Flow:</text:span></text:span></text:p>
          <text:p text:style-name="P63"><text:span text:style-name="Source_20_Text"><text:span text:style-name="T1">async function moderate(text) {</text:span></text:span></text:p>
          <text:p text:style-name="P64"><text:span text:style-name="Source_20_Text"><text:span text:style-name="T1"><text:s text:c="2"/>const isToxic = await checkToxicity(text); // Using Perspective API</text:span></text:span></text:p>
          <text:p text:style-name="P64"><text:span text:style-name="Source_20_Text"><text:span text:style-name="T1"><text:s text:c="2"/>const hasProfanity = checkProfanity(text);</text:span></text:span></text:p>
          <text:p text:style-name="P64"><text:span text:style-name="Source_20_Text"><text:span text:style-name="T1"><text:s text:c="2"/>const isViolent = await checkViolence(text); // NLP model</text:span></text:span></text:p>
          <text:p text:style-name="P64"><text:span text:style-name="Source_20_Text"><text:span text:style-name="T1"><text:s text:c="2"/>return !(isToxic || hasProfanity || isViolent);</text:span></text:span></text:p>
          <text:p text:style-name="P65"><text:span text:style-name="Source_20_Text"><text:span text:style-name="T1">}</text:span></text:span></text:p>
        </text:list-item>
        <text:list-item>
          <text:p text:style-name="P61"><text:span text:style-name="Strong_20_Emphasis"><text:span text:style-name="T1">Moderation Rules:</text:span></text:span></text:p>
          <text:list>
            <text:list-item>
              <text:p text:style-name="P62">Reject posts containing: </text:p>
              <text:list>
                <text:list-item>
                  <text:p text:style-name="P62">Violence (via NLP). </text:p>
                </text:list-item>
                <text:list-item>
                  <text:p text:style-name="P62">Libel (via fact-checking + LLM). </text:p>
                </text:list-item>
                <text:list-item>
                  <text:p text:style-name="P62">Unverified claims. </text:p>
                </text:list-item>
                <text:list-item>
                  <text:p text:style-name="P61">Toxic or profane language.</text:p>
                </text:list-item>
              </text:list>
            </text:list-item>
          </text:list>
        </text:list-item>
      </text:list>
      <text:p text:style-name="Horizontal_20_Line"/>
      <text:h text:style-name="P7" text:outline-level="3"><text:bookmark text:name="6-channel-display-public-interface"/><text:span text:style-name="Strong_20_Emphasis"><text:span text:style-name="T1">6. Channel Display (Public Interface)</text:span></text:span></text:h>
      <text:list text:style-name="L22">
        <text:list-item>
          <text:p text:style-name="P66"><text:span text:style-name="Strong_20_Emphasis"><text:span text:style-name="T1">Tools:</text:span></text:span></text:p>
          <text:list>
            <text:list-item>
              <text:p text:style-name="P67"><text:span text:style-name="Strong_20_Emphasis"><text:span text:style-name="T1">Frontend:</text:span></text:span> React (for dynamic UI). </text:p>
            </text:list-item>
            <text:list-item>
              <text:p text:style-name="P67"><text:span text:style-name="Strong_20_Emphasis"><text:span text:style-name="T1">Database:</text:span></text:span> Firebase or MongoDB (for fetching posts). </text:p>
            </text:list-item>
            <text:list-item>
              <text:p text:style-name="P67"><text:span text:style-name="Strong_20_Emphasis"><text:span text:style-name="T1">Hosting:</text:span></text:span> Vercel or Netlify.</text:p>
            </text:list-item>
          </text:list>
        </text:list-item>
        <text:list-item>
          <text:p text:style-name="P66"><text:span text:style-name="Strong_20_Emphasis"><text:span text:style-name="T1">Example Feature:</text:span></text:span></text:p>
          <text:list>
            <text:list-item>
              <text:p text:style-name="P67"><text:span text:style-name="Strong_20_Emphasis"><text:span text:style-name="T1">Post Grid:</text:span></text:span> Displays anonymized, styled posts with replies. </text:p>
            </text:list-item>
            <text:list-item>
              <text:p text:style-name="P67"><text:span text:style-name="Strong_20_Emphasis"><text:span text:style-name="T1">Search/Filter:</text:span></text:span> By persona, channel, or keywords.</text:p>
            </text:list-item>
          </text:list>
        </text:list-item>
        <text:list-item>
          <text:p text:style-name="P66"><text:span text:style-name="Strong_20_Emphasis"><text:span text:style-name="T1">Code Snippet (React):</text:span></text:span></text:p>
          <text:p text:style-name="P68"><text:span text:style-name="Source_20_Text"><text:span text:style-name="T1">import React, { useEffect, useState } from 'react';</text:span></text:span></text:p>
          <text:p text:style-name="P69"/>
          <text:p text:style-name="P69"><text:span text:style-name="Source_20_Text"><text:span text:style-name="T1">function PostGrid() {</text:span></text:span></text:p>
          <text:p text:style-name="P69"><text:span text:style-name="Source_20_Text"><text:span text:style-name="T1"><text:s text:c="2"/>const [posts, setPosts] = useState([]);</text:span></text:span></text:p>
          <text:p text:style-name="P69"/>
          <text:p text:style-name="P69"><text:span text:style-name="Source_20_Text"><text:span text:style-name="T1"><text:s text:c="2"/>useEffect(() =&gt; {</text:span></text:span></text:p>
          <text:p text:style-name="P69"><text:span text:style-name="Source_20_Text"><text:span text:style-name="T1"><text:s text:c="4"/>fetch('/api/posts')</text:span></text:span></text:p>
          <text:p text:style-name="P69"><text:span text:style-name="Source_20_Text"><text:span text:style-name="T1"><text:s text:c="6"/>.then(res =&gt; res.json())</text:span></text:span></text:p>
          <text:p text:style-name="P69"><text:span text:style-name="Source_20_Text"><text:span text:style-name="T1"><text:s text:c="6"/>.then(data =&gt; setPosts(data));</text:span></text:span></text:p>
          <text:p text:style-name="P69"><text:span text:style-name="Source_20_Text"><text:span text:style-name="T1"><text:s text:c="2"/>}, []);</text:span></text:span></text:p>
          <text:p text:style-name="P69"/>
          <text:p text:style-name="P69"><text:span text:style-name="Source_20_Text"><text:span text:style-name="T1"><text:s text:c="2"/>return (</text:span></text:span></text:p>
          <text:p text:style-name="P69"><text:span text:style-name="Source_20_Text"><text:span text:style-name="T1"><text:s text:c="4"/>&lt;div&gt;</text:span></text:span></text:p>
          <text:p text:style-name="P69"><text:span text:style-name="Source_20_Text"><text:span text:style-name="T1"><text:s text:c="6"/>{posts.map(post =&gt; (</text:span></text:span></text:p>
          <text:p text:style-name="P69"><text:span text:style-name="Source_20_Text"><text:span text:style-name="T1"><text:s text:c="8"/>&lt;div key={post.id}&gt;</text:span></text:span></text:p>
          <text:p text:style-name="P69"><text:span text:style-name="Source_20_Text"><text:span text:style-name="T1"><text:s text:c="10"/>&lt;h2&gt;{post.title}&lt;/h2&gt;</text:span></text:span></text:p>
          <text:p text:style-name="P69"><text:span text:style-name="Source_20_Text"><text:span text:style-name="T1"><text:s text:c="10"/>&lt;p&gt;{post.content}&lt;/p&gt;</text:span></text:span></text:p>
          <text:p text:style-name="P69"><text:span text:style-name="Source_20_Text"><text:span text:style-name="T1"><text:s text:c="10"/>&lt;p&gt;Posted by: {post.channel}&lt;/p&gt;</text:span></text:span></text:p>
          <text:p text:style-name="P69"><text:span text:style-name="Source_20_Text"><text:span text:style-name="T1"><text:s text:c="8"/>&lt;/div&gt;</text:span></text:span></text:p>
          <text:p text:style-name="P69"><text:span text:style-name="Source_20_Text"><text:span text:style-name="T1"><text:s text:c="6"/>))}</text:span></text:span></text:p>
          <text:p text:style-name="P69"><text:span text:style-name="Source_20_Text"><text:span text:style-name="T1"><text:s text:c="4"/>&lt;/div&gt;</text:span></text:span></text:p>
          <text:p text:style-name="P69"><text:span text:style-name="Source_20_Text"><text:span text:style-name="T1"><text:s text:c="2"/>);</text:span></text:span></text:p>
          <text:p text:style-name="P70"><text:span text:style-name="Source_20_Text"><text:span text:style-name="T1">}</text:span></text:span></text:p>
        </text:list-item>
      </text:list>
      <text:p text:style-name="Horizontal_20_Line"><text:soft-page-break/></text:p>
      <text:h text:style-name="P7" text:outline-level="3"><text:bookmark text:name="7-cost-efficiency--privacy"/><text:span text:style-name="Strong_20_Emphasis"><text:span text:style-name="T1">7. Cost Efficiency &amp; Privacy</text:span></text:span></text:h>
      <text:list text:style-name="L23">
        <text:list-item>
          <text:p text:style-name="P71"><text:span text:style-name="Strong_20_Emphasis"><text:span text:style-name="T1">Cost-Effective Tools:</text:span></text:span></text:p>
          <text:list>
            <text:list-item>
              <text:p text:style-name="P72">Use <text:span text:style-name="Strong_20_Emphasis"><text:span text:style-name="T1">free tiers</text:span></text:span> of Firebase, Hugging Face, and Google APIs. </text:p>
            </text:list-item>
            <text:list-item>
              <text:p text:style-name="P72">For high-volume usage, consider <text:span text:style-name="Strong_20_Emphasis"><text:span text:style-name="T1">AWS Lambda</text:span></text:span> or <text:span text:style-name="Strong_20_Emphasis"><text:span text:style-name="T1">Google Cloud Functions</text:span></text:span> (paid but scalable).</text:p>
            </text:list-item>
          </text:list>
        </text:list-item>
        <text:list-item>
          <text:p text:style-name="P71"><text:span text:style-name="Strong_20_Emphasis"><text:span text:style-name="T1">Privacy Measures:</text:span></text:span></text:p>
          <text:list>
            <text:list-item>
              <text:p text:style-name="P72"><text:span text:style-name="Strong_20_Emphasis"><text:span text:style-name="T1">Anonymization:</text:span></text:span> Ensure all PII is stripped before storage. </text:p>
            </text:list-item>
            <text:list-item>
              <text:p text:style-name="P72"><text:span text:style-name="Strong_20_Emphasis"><text:span text:style-name="T1">Data Encryption:</text:span></text:span> Use HTTPS and encrypt sensitive fields in the database. </text:p>
            </text:list-item>
            <text:list-item>
              <text:p text:style-name="P71"><text:span text:style-name="Strong_20_Emphasis"><text:span text:style-name="T1">No User Tracking:</text:span></text:span> Avoid storing unnecessary metadata (e.g., IP addresses).</text:p>
            </text:list-item>
          </text:list>
        </text:list-item>
      </text:list>
      <text:p text:style-name="Horizontal_20_Line"/>
      <text:h text:style-name="P7" text:outline-level="3"><text:bookmark text:name="8-example-workflow"/><text:span text:style-name="Strong_20_Emphasis"><text:span text:style-name="T1">8. Example Workflow</text:span></text:span></text:h>
      <text:list text:style-name="L24">
        <text:list-item>
          <text:p text:style-name="P73"><text:span text:style-name="Strong_20_Emphasis"><text:span text:style-name="T1">User submits:</text:span></text:span></text:p>
          <text:list>
            <text:list-item>
              <text:p text:style-name="P73">"John hacked NASAâ€™s systems in 2023."</text:p>
            </text:list-item>
          </text:list>
        </text:list-item>
        <text:list-item>
          <text:p text:style-name="P73"><text:span text:style-name="Strong_20_Emphasis"><text:span text:style-name="T1">Anonymization:</text:span></text:span></text:p>
          <text:list>
            <text:list-item>
              <text:p text:style-name="P73">â†’ "[Name] hacked [Organization]â€™s systems in [Year]."</text:p>
            </text:list-item>
          </text:list>
        </text:list-item>
        <text:list-item>
          <text:p text:style-name="P73"><text:span text:style-name="Strong_20_Emphasis"><text:span text:style-name="T1">Fact-Checking:</text:span></text:span></text:p>
          <text:list>
            <text:list-item>
              <text:p text:style-name="P73">â†’ "No verified reports of this event."</text:p>
            </text:list-item>
          </text:list>
        </text:list-item>
        <text:list-item>
          <text:p text:style-name="P73"><text:span text:style-name="Strong_20_Emphasis"><text:span text:style-name="T1">Moderation:</text:span></text:span></text:p>
          <text:list>
            <text:list-item>
              <text:p text:style-name="P73">â†’ Reject post (unverified claim).</text:p>
            </text:list-item>
          </text:list>
        </text:list-item>
        <text:list-item>
          <text:p text:style-name="P73"><text:span text:style-name="Strong_20_Emphasis"><text:span text:style-name="T1">User notified:</text:span></text:span></text:p>
          <text:list>
            <text:list-item>
              <text:p text:style-name="P74">"Your post was rejected due to unverified claims."</text:p>
            </text:list-item>
          </text:list>
        </text:list-item>
      </text:list>
      <text:p text:style-name="Horizontal_20_Line"/>
      <text:h text:style-name="P7" text:outline-level="3"><text:bookmark text:name="9-mvp-roadmap"/><text:span text:style-name="Strong_20_Emphasis"><text:span text:style-name="T1">9. MVP Roadmap</text:span></text:span></text:h>
      <table:table table:name="Table1" table:style-name="Table1">
        <table:table-column table:style-name="Table1.A"/>
        <table:table-column table:style-name="Table1.B"/>
        <table:table-header-rows>
          <table:table-row>
            <table:table-cell table:style-name="Table1.A1" office:value-type="string">
              <text:p text:style-name="P75"><text:span text:style-name="Strong_20_Emphasis"><text:span text:style-name="T1">Week</text:span></text:span></text:p>
            </table:table-cell>
            <table:table-cell table:style-name="Table1.A1" office:value-type="string">
              <text:p text:style-name="P75"><text:span text:style-name="Strong_20_Emphasis"><text:span text:style-name="T1">Task</text:span></text:span></text:p>
            </table:table-cell>
          </table:table-row>
        </table:table-header-rows>
        <table:table-row>
          <table:table-cell table:style-name="Table1.A1" office:value-type="string">
            <text:p text:style-name="P76">1-2</text:p>
          </table:table-cell>
          <table:table-cell table:style-name="Table1.A1" office:value-type="string">
            <text:p text:style-name="P76">Build frontend and backend with basic post submission.</text:p>
          </table:table-cell>
        </table:table-row>
        <table:table-row>
          <table:table-cell table:style-name="Table1.A1" office:value-type="string">
            <text:p text:style-name="P76">3</text:p>
          </table:table-cell>
          <table:table-cell table:style-name="Table1.A1" office:value-type="string">
            <text:p text:style-name="P76">Integrate anonymization with Hugging Face.</text:p>
          </table:table-cell>
        </table:table-row>
        <table:table-row>
          <table:table-cell table:style-name="Table1.A1" office:value-type="string">
            <text:p text:style-name="P76">4</text:p>
          </table:table-cell>
          <table:table-cell table:style-name="Table1.A1" office:value-type="string">
            <text:p text:style-name="P76">Add fact-checking and moderation.</text:p>
          </table:table-cell>
        </table:table-row>
        <table:table-row>
          <table:table-cell table:style-name="Table1.A1" office:value-type="string">
            <text:p text:style-name="P76">5</text:p>
          </table:table-cell>
          <table:table-cell table:style-name="Table1.A1" office:value-type="string">
            <text:p text:style-name="P76">Implement persona styling and channel display.</text:p>
          </table:table-cell>
        </table:table-row>
        <table:table-row>
          <table:table-cell table:style-name="Table1.A1" office:value-type="string">
            <text:p text:style-name="P76">6</text:p>
          </table:table-cell>
          <table:table-cell table:style-name="Table1.A1" office:value-type="string">
            <text:p text:style-name="Table_20_Contents">Test with real users and refine rules.</text:p>
          </table:table-cell>
        </table:table-row>
      </table:table>
      <text:p text:style-name="Horizontal_20_Line"/>
      <text:h text:style-name="P7" text:outline-level="3"><text:bookmark text:name="10-summary"/><text:span text:style-name="Strong_20_Emphasis"><text:span text:style-name="T1">10. Summary</text:span></text:span></text:h>
      <text:list text:style-name="L25">
        <text:list-item>
          <text:p text:style-name="P77"><text:span text:style-name="Strong_20_Emphasis"><text:span text:style-name="T1">Integration:</text:span></text:span> Use open-source models (Hugging Face) and free APIs (Google, Firebase). </text:p>
        </text:list-item>
        <text:list-item>
          <text:p text:style-name="P77"><text:span text:style-name="Strong_20_Emphasis"><text:span text:style-name="T1">Privacy:</text:span></text:span> Anonymize data rigorously; avoid storing PII. </text:p>
        </text:list-item>
        <text:list-item>
          <text:p text:style-name="P77"><text:span text:style-name="Strong_20_Emphasis"><text:span text:style-name="T1">Cost:</text:span></text:span> Leverage free tiers and scale with cloud functions. </text:p>
        </text:list-item>
        <text:list-item>
          <text:p text:style-name="P78"><text:span text:style-name="Strong_20_Emphasis"><text:span text:style-name="T1">Moderation:</text:span></text:span> Use AI + API tools to enforce strict policies.</text:p>
        </text:list-item>
      </text:list>
      <text:p text:style-name="P3"><text:soft-page-break/>This approach balances technical feasibility, privacy, and cost, allowing you to launch the network with minimal overhead.</text:p>
      <text:h text:style-name="P2" text:outline-level="2"/>
      <text:h text:style-name="P38" text:outline-level="2"><text:bookmark text:name="user-1"/>User</text:h>
      <text:p text:style-name="P3">Does it sound practical to have a Chrome Browser Extension which can access local database, LLM archive in the local filesystem and submit them to remote resources on web pages for accessing the "post-social network"?</text:p>
      <text:h text:style-name="P2" text:outline-level="2"><text:bookmark text:name="agent-1"/>Agent</text:h>
      <text:p text:style-name="Text_20_body">Okay, the user is asking if it's practical to have a Chrome extension that can access a local database and LLM archives on the filesystem, then submit data to a remote post-social network. Let me break this down.</text:p>
      <text:p text:style-name="P3">First, I need to consider the technical feasibility of a Chrome extension interacting with local files and databases. Chrome extensions can access local files through the file system API, but there are security restrictions. For example, they can't access arbitrary files on the system without user permission. The user would need to grant permission to specific directories or files, which might be a barrier for some users.</text:p>
      <text:p text:style-name="P3">Next, the local database. If the extension is supposed to access a local database, maybe SQLite or something similar, the extension would need to use a local storage solution. However, Chrome extensions have their own storage API, but it's limited in size and not suitable for large datasets. Using IndexedDB might be an option, but again, there are limitations compared to a full local database.</text:p>
      <text:p text:style-name="P3">The LLM archive on the filesystem. The extension would need to load models or data from the local filesystem. This could be done via file system access, but again, the user has to explicitly grant permission. Also, handling large LLM models locally might be resource-intensive, possibly causing performance issues on the user's machine.</text:p>
      <text:p text:style-name="P3">Then, submitting data to the remote post-social network. The extension would need to make HTTP requests to the backend API. This is manageable, but ensuring secure communication (HTTPS) and handling authentication tokens would be necessary. The extension would need to store API keys securely, which is tricky because Chrome extensions can't store sensitive data in the extension's own storage securely due to potential risks.</text:p>
      <text:p text:style-name="P3">Privacy and security are major concerns here. The extension would have access to sensitive data on the user's machine, which could be a security risk. Users might be hesitant to install an extension that has such broad permissions. Also, the extension's ability to access local files and submit data to remote servers could raise trust issues.</text:p>
      <text:p text:style-name="P3">Another consideration is the user experience. Requiring users to grant file system access and manage local databases might be complicated for non-technical users. The extension would need a clear and simple interface to guide users through these steps, which adds to the development effort.</text:p>
      <text:p text:style-name="P3">Compatibility with Chrome's security model is another factor. Chrome extensions are sandboxed, so direct access to the file system is restricted unless the user explicitly allows it. This could lead to a poor user experience if the process is too cumbersome.</text:p>
      <text:p text:style-name="P3"><text:soft-page-break/>Potential solutions to mitigate these issues: Using a local server within the extension to handle file access securely, encrypting data before storing it, and ensuring all communication with the remote server is over HTTPS. Also, minimizing the need for broad file system access by limiting it to specific directories or files related to the LLM archive.</text:p>
      <text:p text:style-name="P3">However, there are trade-offs. Even with these measures, the extension might still be seen as intrusive or risky by users. It's important to balance functionality with user trust and security.</text:p>
      <text:p text:style-name="P3">In conclusion, while technically possible, the practicality depends on the user's willingness to grant permissions and the effort required to manage security and usability. The extension could work for power users but might not be ideal for the general public due to security concerns and complexity.</text:p>
      <text:p text:style-name="P3">Creating a <text:span text:style-name="Strong_20_Emphasis"><text:span text:style-name="T1">Chrome extension</text:span></text:span> that interfaces with <text:span text:style-name="Strong_20_Emphasis"><text:span text:style-name="T1">local databases</text:span></text:span>, <text:span text:style-name="Strong_20_Emphasis"><text:span text:style-name="T1">LLM archives</text:span></text:span>, and <text:span text:style-name="Strong_20_Emphasis"><text:span text:style-name="T1">remote post-social network APIs</text:span></text:span> is <text:span text:style-name="Strong_20_Emphasis"><text:span text:style-name="T1">technically feasible</text:span></text:span>, but it requires careful consideration of <text:span text:style-name="Strong_20_Emphasis"><text:span text:style-name="T1">security, performance, and user experience</text:span></text:span>. Below is an analysis of its practicality, challenges, and potential solutions:</text:p>
      <text:p text:style-name="Horizontal_20_Line"/>
      <text:h text:style-name="P7" text:outline-level="3"><text:bookmark text:name="1-key-functional-requirements"/><text:span text:style-name="Strong_20_Emphasis"><text:span text:style-name="T1">1. Key Functional Requirements</text:span></text:span></text:h>
      <text:list text:style-name="L26">
        <text:list-item>
          <text:p text:style-name="P79"><text:span text:style-name="Strong_20_Emphasis"><text:span text:style-name="T1">Local File Access:</text:span></text:span> Load LLM models or archives from the user's filesystem.</text:p>
        </text:list-item>
        <text:list-item>
          <text:p text:style-name="P79"><text:span text:style-name="Strong_20_Emphasis"><text:span text:style-name="T1">Local Database Access:</text:span></text:span> Query a local database (e.g., SQLite, IndexedDB) for user data.</text:p>
        </text:list-item>
        <text:list-item>
          <text:p text:style-name="P80"><text:span text:style-name="Strong_20_Emphasis"><text:span text:style-name="T1">Remote API Communication:</text:span></text:span> Submit processed data to your post-social network's backend.</text:p>
        </text:list-item>
      </text:list>
      <text:p text:style-name="Horizontal_20_Line"/>
      <text:h text:style-name="P7" text:outline-level="3"><text:bookmark text:name="2-technical-feasibility"/><text:span text:style-name="Strong_20_Emphasis"><text:span text:style-name="T1">2. Technical Feasibility</text:span></text:span></text:h>
      <text:h text:style-name="P15" text:outline-level="4"><text:bookmark text:name="a-local-file-access"/><text:span text:style-name="Strong_20_Emphasis"><text:span text:style-name="T1">a. Local File Access</text:span></text:span></text:h>
      <text:list text:style-name="L27">
        <text:list-item>
          <text:p text:style-name="P81"><text:span text:style-name="Strong_20_Emphasis"><text:span text:style-name="T1">Chrome Permissions:</text:span></text:span> Use <text:span text:style-name="Source_20_Text"><text:span text:style-name="T1">permissions</text:span></text:span> in the manifest file (e.g., <text:span text:style-name="Source_20_Text"><text:span text:style-name="T1">"permissions": ["fileSystem", "storage"]</text:span></text:span>).</text:p>
        </text:list-item>
        <text:list-item>
          <text:p text:style-name="P81"><text:span text:style-name="Strong_20_Emphasis"><text:span text:style-name="T1">File System API:</text:span></text:span> Chrome allows access to files via the <text:a xlink:type="simple" xlink:href="https://developer.chrome.com/docs/extensions/reference/file_system/" text:style-name="Internet_20_link" text:visited-style-name="Visited_20_Internet_20_Link"><text:span text:style-name="T1">File System API</text:span></text:a>.</text:p>
        </text:list-item>
        <text:list-item>
          <text:p text:style-name="P81"><text:span text:style-name="Strong_20_Emphasis"><text:span text:style-name="T1">Limitations:</text:span></text:span></text:p>
          <text:list>
            <text:list-item>
              <text:p text:style-name="P81"><text:span text:style-name="Strong_20_Emphasis"><text:span text:style-name="T1">User Consent:</text:span></text:span> The user must explicitly grant access to specific directories or files.</text:p>
            </text:list-item>
            <text:list-item>
              <text:p text:style-name="P82"><text:span text:style-name="Strong_20_Emphasis"><text:span text:style-name="T1">Security Risks:</text:span></text:span> Direct file access could expose sensitive data (e.g., local databases) if not handled securely.</text:p>
            </text:list-item>
          </text:list>
        </text:list-item>
      </text:list>
      <text:h text:style-name="P15" text:outline-level="4"><text:bookmark text:name="b-local-database-access"/><text:span text:style-name="Strong_20_Emphasis"><text:span text:style-name="T1">b. Local Database Access</text:span></text:span></text:h>
      <text:list text:style-name="L28">
        <text:list-item>
          <text:p text:style-name="P83"><text:span text:style-name="Strong_20_Emphasis"><text:span text:style-name="T1">IndexedDB:</text:span></text:span> Chrome extensions can use <text:a xlink:type="simple" xlink:href="https://developer.mozilla.org/en-US/docs/Web/API/IndexedDB_API" text:style-name="Internet_20_link" text:visited-style-name="Visited_20_Internet_20_Link"><text:span text:style-name="T1">IndexedDB</text:span></text:a> for local storage, but itâ€™s limited in size (~5MB per origin) and not ideal for large datasets.</text:p>
        </text:list-item>
        <text:list-item>
          <text:p text:style-name="P83"><text:span text:style-name="Strong_20_Emphasis"><text:span text:style-name="T1">SQLite in Extension:</text:span></text:span> Not directly supported, but you could use a <text:span text:style-name="Strong_20_Emphasis"><text:span text:style-name="T1">WebAssembly (Wasm)</text:span></text:span>port of SQLite (e.g., <text:a xlink:type="simple" xlink:href="https://github.com/vertx/sql-wasm" text:style-name="Internet_20_link" text:visited-style-name="Visited_20_Internet_20_Link"><text:span text:style-name="T1">sql-wasm</text:span></text:a>) for local DB operations.</text:p>
        </text:list-item>
        <text:list-item>
          <text:p text:style-name="P84"><text:span text:style-name="Strong_20_Emphasis"><text:span text:style-name="T1">Note:</text:span></text:span> Storing large LLM archives in IndexedDB or SQLite is impractical due to memory and performance constraints.</text:p>
        </text:list-item>
      </text:list>
      <text:h text:style-name="P15" text:outline-level="4"><text:bookmark text:name="c-remote-api-communication"/><text:soft-page-break/><text:span text:style-name="Strong_20_Emphasis"><text:span text:style-name="T1">c. Remote API Communication</text:span></text:span></text:h>
      <text:list text:style-name="L29">
        <text:list-item>
          <text:p text:style-name="P85"><text:span text:style-name="Strong_20_Emphasis"><text:span text:style-name="T1">HTTP Requests:</text:span></text:span> Use <text:span text:style-name="Source_20_Text"><text:span text:style-name="T1">fetch</text:span></text:span> or <text:span text:style-name="Source_20_Text"><text:span text:style-name="T1">XMLHttpRequest</text:span></text:span> to interact with your backend API.</text:p>
        </text:list-item>
        <text:list-item>
          <text:p text:style-name="P85"><text:span text:style-name="Strong_20_Emphasis"><text:span text:style-name="T1">Authentication:</text:span></text:span> Use OAuth2, API keys, or tokens (stored securely in IndexedDB or Chrome's keychain).</text:p>
        </text:list-item>
        <text:list-item>
          <text:p text:style-name="P86"><text:span text:style-name="Strong_20_Emphasis"><text:span text:style-name="T1">CORS:</text:span></text:span> Ensure your backend API allows CORS requests from the Chrome extension.</text:p>
        </text:list-item>
      </text:list>
      <text:p text:style-name="Horizontal_20_Line"/>
      <text:h text:style-name="P7" text:outline-level="3"><text:bookmark text:name="3-challenges--trade-offs"/><text:span text:style-name="Strong_20_Emphasis"><text:span text:style-name="T1">3. Challenges &amp; Trade-offs</text:span></text:span></text:h>
      <table:table table:name="Table2" table:style-name="Table2">
        <table:table-column table:style-name="Table2.A"/>
        <table:table-column table:style-name="Table2.B"/>
        <table:table-header-rows>
          <table:table-row>
            <table:table-cell table:style-name="Table2.A1" office:value-type="string">
              <text:p text:style-name="P75"><text:span text:style-name="Strong_20_Emphasis"><text:span text:style-name="T1">Challenge</text:span></text:span></text:p>
            </table:table-cell>
            <table:table-cell table:style-name="Table2.A1" office:value-type="string">
              <text:p text:style-name="P75"><text:span text:style-name="Strong_20_Emphasis"><text:span text:style-name="T1">Workaround</text:span></text:span></text:p>
            </table:table-cell>
          </table:table-row>
        </table:table-header-rows>
        <table:table-row>
          <table:table-cell table:style-name="Table2.A1" office:value-type="string">
            <text:p text:style-name="P76"><text:span text:style-name="Strong_20_Emphasis"><text:span text:style-name="T1">User consent for file access</text:span></text:span></text:p>
          </table:table-cell>
          <table:table-cell table:style-name="Table2.A1" office:value-type="string">
            <text:p text:style-name="P76">Prompt the user explicitly and limit access to specific directories (e.g., <text:span text:style-name="Source_20_Text"><text:span text:style-name="T1">~/llm-archives</text:span></text:span>).</text:p>
          </table:table-cell>
        </table:table-row>
        <table:table-row>
          <table:table-cell table:style-name="Table2.A1" office:value-type="string">
            <text:p text:style-name="P76"><text:span text:style-name="Strong_20_Emphasis"><text:span text:style-name="T1">Local DB scalability</text:span></text:span></text:p>
          </table:table-cell>
          <table:table-cell table:style-name="Table2.A1" office:value-type="string">
            <text:p text:style-name="P76">Use IndexedDB for small datasets or host the database on a <text:span text:style-name="Strong_20_Emphasis"><text:span text:style-name="T1">local server</text:span></text:span> (e.g., Python Flask).</text:p>
          </table:table-cell>
        </table:table-row>
        <table:table-row>
          <table:table-cell table:style-name="Table2.A1" office:value-type="string">
            <text:p text:style-name="P76"><text:span text:style-name="Strong_20_Emphasis"><text:span text:style-name="T1">Security risks</text:span></text:span></text:p>
          </table:table-cell>
          <table:table-cell table:style-name="Table2.A1" office:value-type="string">
            <text:p text:style-name="P76">Encrypt sensitive data (e.g., LLM archives, API keys) and avoid storing credentials in plaintext.</text:p>
          </table:table-cell>
        </table:table-row>
        <table:table-row>
          <table:table-cell table:style-name="Table2.A1" office:value-type="string">
            <text:p text:style-name="P76"><text:span text:style-name="Strong_20_Emphasis"><text:span text:style-name="T1">Performance</text:span></text:span></text:p>
          </table:table-cell>
          <table:table-cell table:style-name="Table2.A1" office:value-type="string">
            <text:p text:style-name="P76">Avoid loading large LLM models in the browser; offload processing to a <text:span text:style-name="Strong_20_Emphasis"><text:span text:style-name="T1">remote worker</text:span></text:span> or <text:span text:style-name="Strong_20_Emphasis"><text:span text:style-name="T1">Web Worker</text:span></text:span>.</text:p>
          </table:table-cell>
        </table:table-row>
        <table:table-row>
          <table:table-cell table:style-name="Table2.A1" office:value-type="string">
            <text:p text:style-name="P76"><text:span text:style-name="Strong_20_Emphasis"><text:span text:style-name="T1">User trust</text:span></text:span></text:p>
          </table:table-cell>
          <table:table-cell table:style-name="Table2.A1" office:value-type="string">
            <text:p text:style-name="Table_20_Contents">Clearly document permissions, data handling, and privacy policies.</text:p>
          </table:table-cell>
        </table:table-row>
      </table:table>
      <text:p text:style-name="Horizontal_20_Line"/>
      <text:h text:style-name="P7" text:outline-level="3"><text:bookmark text:name="4-example-chrome-extension-structure"/><text:span text:style-name="Strong_20_Emphasis"><text:span text:style-name="T1">4. Example Chrome Extension Structure</text:span></text:span></text:h>
      <text:p text:style-name="P39"><text:span text:style-name="Source_20_Text"><text:span text:style-name="T1">{</text:span></text:span></text:p>
      <text:p text:style-name="P40"><text:span text:style-name="Source_20_Text"><text:span text:style-name="T1"><text:s text:c="2"/>"name": "Post-Social LLM Assistant",</text:span></text:span></text:p>
      <text:p text:style-name="P40"><text:span text:style-name="Source_20_Text"><text:span text:style-name="T1"><text:s text:c="2"/>"version": "1.0",</text:span></text:span></text:p>
      <text:p text:style-name="P40"><text:span text:style-name="Source_20_Text"><text:span text:style-name="T1"><text:s text:c="2"/>"permissions": ["fileSystem", "storage", "https://your-post-social-network.com/*"],</text:span></text:span></text:p>
      <text:p text:style-name="P40"><text:span text:style-name="Source_20_Text"><text:span text:style-name="T1"><text:s text:c="2"/>"background": {</text:span></text:span></text:p>
      <text:p text:style-name="P40"><text:span text:style-name="Source_20_Text"><text:span text:style-name="T1"><text:s text:c="4"/>"service_worker": "background.js"</text:span></text:span></text:p>
      <text:p text:style-name="P40"><text:span text:style-name="Source_20_Text"><text:span text:style-name="T1"><text:s text:c="2"/>},</text:span></text:span></text:p>
      <text:p text:style-name="P40"><text:span text:style-name="Source_20_Text"><text:span text:style-name="T1"><text:s text:c="2"/>"icons": { "16": "icon16.png", "48": "icon48.png", "128": "icon128.png" },</text:span></text:span></text:p>
      <text:p text:style-name="P40"><text:span text:style-name="Source_20_Text"><text:span text:style-name="T1"><text:s text:c="2"/>"manifest_version": 3</text:span></text:span></text:p>
      <text:p text:style-name="P41"><text:span text:style-name="Source_20_Text"><text:span text:style-name="T1">}</text:span></text:span></text:p>
      <text:p text:style-name="Horizontal_20_Line"/>
      <text:h text:style-name="P7" text:outline-level="3"><text:bookmark text:name="5-example-code-pseudocode"/><text:span text:style-name="Strong_20_Emphasis"><text:span text:style-name="T1">5. Example Code (Pseudocode)</text:span></text:span></text:h>
      <text:h text:style-name="P15" text:outline-level="4"><text:bookmark text:name="loading-an-llm-archive-from-the-filesystem"/><text:span text:style-name="Strong_20_Emphasis"><text:span text:style-name="T1">Loading an LLM Archive from the Filesystem</text:span></text:span></text:h>
      <text:p text:style-name="P39"><text:span text:style-name="Source_20_Text"><text:span text:style-name="T1">chrome.fileSystem.chooseEntry({ type: 'openFile' }, (fileEntry) =&gt; {</text:span></text:span></text:p>
      <text:p text:style-name="P40"><text:span text:style-name="Source_20_Text"><text:span text:style-name="T1"><text:s text:c="2"/>fileEntry.file((file) =&gt; {</text:span></text:span></text:p>
      <text:p text:style-name="P40"><text:span text:style-name="Source_20_Text"><text:span text:style-name="T1"><text:s text:c="4"/>const reader = new FileReader();</text:span></text:span></text:p>
      <text:p text:style-name="P40"><text:span text:style-name="Source_20_Text"><text:span text:style-name="T1"><text:s text:c="4"/>reader.onload = (e) =&gt; {</text:span></text:span></text:p>
      <text:p text:style-name="P40"><text:span text:style-name="Source_20_Text"><text:span text:style-name="T1"><text:s text:c="6"/>const llmArchive = e.target.result;</text:span></text:span></text:p>
      <text:p text:style-name="P40"><text:span text:style-name="Source_20_Text"><text:span text:style-name="T1"><text:s text:c="6"/>processAndSubmit(llmArchive);</text:span></text:span></text:p>
      <text:p text:style-name="P40"><text:span text:style-name="Source_20_Text"><text:span text:style-name="T1"><text:s text:c="4"/>};</text:span></text:span></text:p>
      <text:p text:style-name="P40"><text:span text:style-name="Source_20_Text"><text:span text:style-name="T1"><text:s text:c="4"/>reader.readAsText(file);</text:span></text:span></text:p>
      <text:p text:style-name="P40"><text:span text:style-name="Source_20_Text"><text:span text:style-name="T1"><text:s text:c="2"/>});</text:span></text:span></text:p>
      <text:p text:style-name="P41"><text:span text:style-name="Source_20_Text"><text:span text:style-name="T1">});</text:span></text:span></text:p>
      <text:h text:style-name="P15" text:outline-level="4"><text:bookmark text:name="submitting-to-remote-api"/><text:soft-page-break/><text:span text:style-name="Strong_20_Emphasis"><text:span text:style-name="T1">Submitting to Remote API</text:span></text:span></text:h>
      <text:p text:style-name="P39"><text:span text:style-name="Source_20_Text"><text:span text:style-name="T1">async function processAndSubmit(data) {</text:span></text:span></text:p>
      <text:p text:style-name="P40"><text:span text:style-name="Source_20_Text"><text:span text:style-name="T1"><text:s text:c="2"/>const response = await fetch('https://your-post-social-network.com/api/submit', {</text:span></text:span></text:p>
      <text:p text:style-name="P40"><text:span text:style-name="Source_20_Text"><text:span text:style-name="T1"><text:s text:c="4"/>method: 'POST',</text:span></text:span></text:p>
      <text:p text:style-name="P40"><text:span text:style-name="Source_20_Text"><text:span text:style-name="T1"><text:s text:c="4"/>headers: { 'Content-Type': 'application/json' },</text:span></text:span></text:p>
      <text:p text:style-name="P40"><text:span text:style-name="Source_20_Text"><text:span text:style-name="T1"><text:s text:c="4"/>body: JSON.stringify({ data })</text:span></text:span></text:p>
      <text:p text:style-name="P40"><text:span text:style-name="Source_20_Text"><text:span text:style-name="T1"><text:s text:c="2"/>});</text:span></text:span></text:p>
      <text:p text:style-name="P40"><text:span text:style-name="Source_20_Text"><text:span text:style-name="T1"><text:s text:c="2"/>const result = await response.json();</text:span></text:span></text:p>
      <text:p text:style-name="P40"><text:span text:style-name="Source_20_Text"><text:span text:style-name="T1"><text:s text:c="2"/>console.log('Submission result:', result);</text:span></text:span></text:p>
      <text:p text:style-name="P41"><text:span text:style-name="Source_20_Text"><text:span text:style-name="T1">}</text:span></text:span></text:p>
      <text:p text:style-name="Horizontal_20_Line"/>
      <text:h text:style-name="P7" text:outline-level="3"><text:bookmark text:name="6-privacy--security-recommendations"/><text:span text:style-name="Strong_20_Emphasis"><text:span text:style-name="T1">6. Privacy &amp; Security Recommendations</text:span></text:span></text:h>
      <text:list text:style-name="L30">
        <text:list-item>
          <text:p text:style-name="P87"><text:span text:style-name="Strong_20_Emphasis"><text:span text:style-name="T1">Avoid storing API keys</text:span></text:span> in the extension's code or storage (use OAuth2 instead).</text:p>
        </text:list-item>
        <text:list-item>
          <text:p text:style-name="P87"><text:span text:style-name="Strong_20_Emphasis"><text:span text:style-name="T1">Encrypt local data</text:span></text:span> (e.g., LLM archives) using Web Crypto API.</text:p>
        </text:list-item>
        <text:list-item>
          <text:p text:style-name="P87"><text:span text:style-name="Strong_20_Emphasis"><text:span text:style-name="T1">Use HTTPS</text:span></text:span> for all API communication.</text:p>
        </text:list-item>
        <text:list-item>
          <text:p text:style-name="P87"><text:span text:style-name="Strong_20_Emphasis"><text:span text:style-name="T1">Minimize permissions</text:span></text:span> (e.g., only request access to specific directories).</text:p>
        </text:list-item>
        <text:list-item>
          <text:p text:style-name="P88"><text:span text:style-name="Strong_20_Emphasis"><text:span text:style-name="T1">Document transparency</text:span></text:span> (e.g., "This extension does not access your files unless explicitly allowed").</text:p>
        </text:list-item>
      </text:list>
      <text:p text:style-name="Horizontal_20_Line"/>
      <text:h text:style-name="P7" text:outline-level="3"><text:bookmark text:name="7-alternatives-to-chrome-extension"/><text:span text:style-name="Strong_20_Emphasis"><text:span text:style-name="T1">7. Alternatives to Chrome Extension</text:span></text:span></text:h>
      <text:p text:style-name="P3">If the Chrome extension feels too complex or risky, consider:</text:p>
      <text:list text:style-name="L31">
        <text:list-item>
          <text:p text:style-name="P89"><text:span text:style-name="Strong_20_Emphasis"><text:span text:style-name="T1">Web App + Local Server:</text:span></text:span> Run a local server (e.g., with Python Flask) to handle LLM processing and database queries.</text:p>
        </text:list-item>
        <text:list-item>
          <text:p text:style-name="P89"><text:span text:style-name="Strong_20_Emphasis"><text:span text:style-name="T1">Desktop App (Electron):</text:span></text:span> Use Electron to build a native desktop app with full file and DB access.</text:p>
        </text:list-item>
        <text:list-item>
          <text:p text:style-name="P90"><text:span text:style-name="Strong_20_Emphasis"><text:span text:style-name="T1">Mobile App (Flutter):</text:span></text:span> For cross-platform access to local storage and LLM models.</text:p>
        </text:list-item>
      </text:list>
      <text:p text:style-name="Horizontal_20_Line"/>
      <text:h text:style-name="P7" text:outline-level="3"><text:bookmark text:name="8-conclusion"/><text:span text:style-name="Strong_20_Emphasis"><text:span text:style-name="T1">8. Conclusion</text:span></text:span></text:h>
      <text:p text:style-name="P3">Yes, itâ€™s <text:span text:style-name="Strong_20_Emphasis"><text:span text:style-name="T1">practical</text:span></text:span> to build a Chrome extension for this purpose, but you must:</text:p>
      <text:list text:style-name="L32">
        <text:list-item>
          <text:p text:style-name="P91"><text:span text:style-name="Strong_20_Emphasis"><text:span text:style-name="T1">Minimize security risks</text:span></text:span> by limiting file access and encrypting data.</text:p>
        </text:list-item>
        <text:list-item>
          <text:p text:style-name="P91"><text:span text:style-name="Strong_20_Emphasis"><text:span text:style-name="T1">Optimize performance</text:span></text:span> by offloading heavy processing to remote workers.</text:p>
        </text:list-item>
        <text:list-item>
          <text:p text:style-name="P92"><text:span text:style-name="Strong_20_Emphasis"><text:span text:style-name="T1">Balance usability</text:span></text:span> with transparency (explain why the extension needs access to your files).</text:p>
        </text:list-item>
      </text:list>
      <text:p text:style-name="P3">For a <text:span text:style-name="Strong_20_Emphasis"><text:span text:style-name="T1">one-person operation</text:span></text:span>, starting with a <text:span text:style-name="Strong_20_Emphasis"><text:span text:style-name="T1">simplified version</text:span></text:span> (e.g., focusing on API submission only) might be more manageable, with local file/db access added later if needed.</text:p>
      <text:h text:style-name="P2" text:outline-level="2"><text:bookmark text:name="user-2"/><text:soft-page-break/>User</text:h>
      <text:p text:style-name="P3">Consider other features that could be used in such a hybrid local/remote service. What else could be done?</text:p>
      <text:h text:style-name="P2" text:outline-level="2"><text:bookmark text:name="agent-2"/>Agent</text:h>
      <text:p text:style-name="Text_20_body">Okay, the user is asking about other features that could be added to a hybrid local/remote service for their post-social network. Let me brainstorm ideas that integrate both local and remote components effectively.</text:p>
      <text:p text:style-name="P3">First, I need to think about the core functionalities they already have: local LLM archives, a Chrome extension, and a remote post-social network. What else could enhance this setup?</text:p>
      <text:p text:style-name="P3"><text:span text:style-name="Strong_20_Emphasis"><text:span text:style-name="T1">1. Local AI Caching:</text:span></text:span> Maybe the user wants to reduce remote API calls by caching LLM results locally. They could store processed data in IndexedDB or a local SQLite database, so repeated queries are faster. But need to manage cache invalidation.</text:p>
      <text:p text:style-name="P3"><text:span text:style-name="Strong_20_Emphasis"><text:span text:style-name="T1">2. Offline Mode:</text:span></text:span> If the user is in an area with no internet, the extension should still work using local resources. This requires the extension to have a fallback to local models and data. However, this might require significant local storage.</text:p>
      <text:p text:style-name="P3"><text:span text:style-name="Strong_20_Emphasis"><text:span text:style-name="T1">3. Content Curation Tools:</text:span></text:span> Allowing users to edit or refine the AI-generated content locally before submitting. Maybe a WYSIWYG editor within the extension to tweak the post's wording or formatting.</text:p>
      <text:p text:style-name="P3"><text:span text:style-name="Strong_20_Emphasis"><text:span text:style-name="T1">4. Persona Customization:</text:span></text:span> Let users define their own personas for the AI to style posts. This could involve a local config file or settings stored in IndexedDB, which the extension uses to prompt the remote LLM.</text:p>
      <text:p text:style-name="P3"><text:span text:style-name="Strong_20_Emphasis"><text:span text:style-name="T1">5. Privacy Filters:</text:span></text:span> Implement local filters that scrub content of sensitive information even before sending it to the remote server. This adds an extra layer of privacy beyond what the remote moderation system does.</text:p>
      <text:p text:style-name="P3"><text:span text:style-name="Strong_20_Emphasis"><text:span text:style-name="T1">6. Collaborative Editing:</text:span></text:span> Enable multiple users to work on a post simultaneously. This would need a real-time collaboration feature, possibly using WebSockets or a remote backend to sync changes, but with local caching for offline use.</text:p>
      <text:p text:style-name="P3"><text:span text:style-name="Strong_20_Emphasis"><text:span text:style-name="T1">7. Integration with Local Tools:</text:span></text:span> Connect with other local tools like markdown editors, voice-to-text software, or note-taking apps (e.g., Obsidian, Notion). The extension could export posts to these tools or import content from them.</text:p>
      <text:p text:style-name="P3"><text:span text:style-name="Strong_20_Emphasis"><text:span text:style-name="T1">8. Version Control for Posts:</text:span></text:span> Let users track changes to their posts over time. This could be a local feature using Git or a simple version history stored in IndexedDB, with the option to sync with a remote server for backups.</text:p>
      <text:p text:style-name="P3"><text:span text:style-name="Strong_20_Emphasis"><text:span text:style-name="T1">9. Local Analytics Dashboard:</text:span></text:span> Provide insights into the user's posting activity, such as most common personas used, fact-checking stats, or moderation rejections. This could be a local UI that syncs with a remote analytics backend.</text:p>
      <text:p text:style-name="P3"><text:soft-page-break/><text:span text:style-name="Strong_20_Emphasis"><text:span text:style-name="T1">10. Decentralized Identity Management:</text:span></text:span> Use local crypto wallets (e.g., Ethereum) for user authentication, allowing them to control their identity on the post-social network without relying on a central authority.</text:p>
      <text:p text:style-name="P3"><text:span text:style-name="Strong_20_Emphasis"><text:span text:style-name="T1">11. Real-Time Language Translation:</text:span></text:span> Offer local translation of posts into multiple languages before submission, using either a local model or a remote API with caching. This helps in making the content more accessible globally.</text:p>
      <text:p text:style-name="P3"><text:span text:style-name="Strong_20_Emphasis"><text:span text:style-name="T1">12. Automated Posting Schedules:</text:span></text:span> Let users set schedules for when posts should be submitted, managed locally via the extension's UI, with the remote backend handling the actual posting at the designated times.</text:p>
      <text:p text:style-name="P3"><text:span text:style-name="Strong_20_Emphasis"><text:span text:style-name="T1">13. Content Reuse and Templates:</text:span></text:span> Allow users to save frequently used content blocks or templates locally, which the extension can insert into new posts, reducing repetitive work.</text:p>
      <text:p text:style-name="P3"><text:span text:style-name="Strong_20_Emphasis"><text:span text:style-name="T1">14. Local Backup and Restore:</text:span></text:span> Enable users to back up their local data (LLM archives, posts, settings) to an external drive or cloud storage, with the extension providing tools to restore this data if needed.</text:p>
      <text:p text:style-name="P3"><text:span text:style-name="Strong_20_Emphasis"><text:span text:style-name="T1">15. Community Moderation Tools:</text:span></text:span> Let users flag content for moderation, which is then reviewed locally before being sent to the remote system. This could involve a local queue of flagged posts for the user to review and act on.</text:p>
      <text:p text:style-name="P3">Each of these features would need to be carefully evaluated for feasibility, especially considering the user's one-person operation. Some might be simple to implement, while others could require more development effort. Prioritizing features that align closely with the user's core vision of privacy, cost efficiency, and ease of use would be key.</text:p>
      <text:p text:style-name="P3">Expanding the <text:span text:style-name="Strong_20_Emphasis"><text:span text:style-name="T1">hybrid local/remote</text:span></text:span> service with features that leverage both <text:span text:style-name="Strong_20_Emphasis"><text:span text:style-name="T1">local compute</text:span></text:span>and <text:span text:style-name="Strong_20_Emphasis"><text:span text:style-name="T1">remote services</text:span></text:span> can significantly enhance the user experience, privacy, and scalability of the post-social network. Below are <text:span text:style-name="Strong_20_Emphasis"><text:span text:style-name="T1">15+ ideas</text:span></text:span> for additional features, categorized by their primary benefit:</text:p>
      <text:p text:style-name="Horizontal_20_Line"/>
      <text:h text:style-name="P7" text:outline-level="3"><text:bookmark text:name="1-local-ai-model-caching"/><text:span text:style-name="Strong_20_Emphasis"><text:span text:style-name="T1">1. Local AI Model Caching</text:span></text:span></text:h>
      <text:list text:style-name="L33">
        <text:list-item>
          <text:p text:style-name="P93"><text:span text:style-name="Strong_20_Emphasis"><text:span text:style-name="T1">Purpose:</text:span></text:span> Reduce dependency on remote LLMs by caching frequently used models (e.g., anonymization, persona styling) on the userâ€™s machine.</text:p>
        </text:list-item>
        <text:list-item>
          <text:p text:style-name="P93"><text:span text:style-name="Strong_20_Emphasis"><text:span text:style-name="T1">Implementation:</text:span></text:span></text:p>
          <text:list>
            <text:list-item>
              <text:p text:style-name="P93">Use <text:span text:style-name="Strong_20_Emphasis"><text:span text:style-name="T1">WebAssembly (Wasm)</text:span></text:span> or <text:span text:style-name="Strong_20_Emphasis"><text:span text:style-name="T1">TensorFlow.js</text:span></text:span> to run lightweight LLMs locally. </text:p>
            </text:list-item>
            <text:list-item>
              <text:p text:style-name="P93">Store model weights in the local filesystem (e.g., <text:span text:style-name="Source_20_Text"><text:span text:style-name="T1">~/llm-cache</text:span></text:span>). </text:p>
            </text:list-item>
            <text:list-item>
              <text:p text:style-name="P94">Use IndexedDB to cache model outputs for repeated queries.</text:p>
            </text:list-item>
          </text:list>
        </text:list-item>
      </text:list>
      <text:p text:style-name="Horizontal_20_Line"/>
      <text:h text:style-name="P7" text:outline-level="3"><text:bookmark text:name="2-offline-mode-with-local-processing"/><text:span text:style-name="Strong_20_Emphasis"><text:span text:style-name="T1">2. Offline Mode with Local Processing</text:span></text:span></text:h>
      <text:list text:style-name="L34">
        <text:list-item>
          <text:p text:style-name="P95"><text:span text:style-name="Strong_20_Emphasis"><text:span text:style-name="T1">Purpose:</text:span></text:span> Enable users to post, anonymize, and style content even without internet access.</text:p>
        </text:list-item>
        <text:list-item>
          <text:p text:style-name="P95"><text:span text:style-name="Strong_20_Emphasis"><text:span text:style-name="T1">Implementation:</text:span></text:span></text:p>
          <text:list>
            <text:list-item>
              <text:p text:style-name="P95"><text:soft-page-break/>Use <text:span text:style-name="Strong_20_Emphasis"><text:span text:style-name="T1">Web Workers</text:span></text:span> to run local LLMs or scripts for processing. </text:p>
            </text:list-item>
            <text:list-item>
              <text:p text:style-name="P95">Store drafts in IndexedDB or a local SQLite database. </text:p>
            </text:list-item>
            <text:list-item>
              <text:p text:style-name="P96">Sync with the remote server automatically when online.</text:p>
            </text:list-item>
          </text:list>
        </text:list-item>
      </text:list>
      <text:p text:style-name="Horizontal_20_Line"/>
      <text:h text:style-name="P7" text:outline-level="3"><text:bookmark text:name="3-collaborative-editing-with-localremote-sync"/><text:span text:style-name="Strong_20_Emphasis"><text:span text:style-name="T1">3. Collaborative Editing with Local/Remote Sync</text:span></text:span></text:h>
      <text:list text:style-name="L35">
        <text:list-item>
          <text:p text:style-name="P97"><text:span text:style-name="Strong_20_Emphasis"><text:span text:style-name="T1">Purpose:</text:span></text:span> Allow multiple users to co-edit a post in real-time, with local caching for offline work.</text:p>
        </text:list-item>
        <text:list-item>
          <text:p text:style-name="P97"><text:span text:style-name="Strong_20_Emphasis"><text:span text:style-name="T1">Implementation:</text:span></text:span></text:p>
          <text:list>
            <text:list-item>
              <text:p text:style-name="P97">Use <text:span text:style-name="Strong_20_Emphasis"><text:span text:style-name="T1">WebSockets</text:span></text:span> or <text:span text:style-name="Strong_20_Emphasis"><text:span text:style-name="T1">Firebase Realtime Database</text:span></text:span> for real-time collaboration. </text:p>
            </text:list-item>
            <text:list-item>
              <text:p text:style-name="P97">Use <text:span text:style-name="Strong_20_Emphasis"><text:span text:style-name="T1">CRDTs (Conflict-Free Replicated Data Types)</text:span></text:span> for local sync. </text:p>
            </text:list-item>
            <text:list-item>
              <text:p text:style-name="P98">Example: Users can edit a post locally, and changes are synced to the remote channel.</text:p>
            </text:list-item>
          </text:list>
        </text:list-item>
      </text:list>
      <text:p text:style-name="Horizontal_20_Line"/>
      <text:h text:style-name="P7" text:outline-level="3"><text:bookmark text:name="4-persona-customization-local--remote"/><text:span text:style-name="Strong_20_Emphasis"><text:span text:style-name="T1">4. Persona Customization (Local + Remote)</text:span></text:span></text:h>
      <text:list text:style-name="L36">
        <text:list-item>
          <text:p text:style-name="P99"><text:span text:style-name="Strong_20_Emphasis"><text:span text:style-name="T1">Purpose:</text:span></text:span> Let users define and save personalized AI personas locally, which the extension uses to style posts.</text:p>
        </text:list-item>
        <text:list-item>
          <text:p text:style-name="P99"><text:span text:style-name="Strong_20_Emphasis"><text:span text:style-name="T1">Implementation:</text:span></text:span></text:p>
          <text:list>
            <text:list-item>
              <text:p text:style-name="P99">Store personas in IndexedDB (e.g., <text:span text:style-name="Source_20_Text"><text:span text:style-name="T1">persona: { name: "Tech Blogger", style: "Formal" }</text:span></text:span>). </text:p>
            </text:list-item>
            <text:list-item>
              <text:p text:style-name="P100">Use the remote LLM to apply the persona during submission.</text:p>
            </text:list-item>
          </text:list>
        </text:list-item>
      </text:list>
      <text:p text:style-name="Horizontal_20_Line"/>
      <text:h text:style-name="P7" text:outline-level="3"><text:bookmark text:name="5-local-privacy-filters"/><text:span text:style-name="Strong_20_Emphasis"><text:span text:style-name="T1">5. Local Privacy Filters</text:span></text:span></text:h>
      <text:list text:style-name="L37">
        <text:list-item>
          <text:p text:style-name="P101"><text:span text:style-name="Strong_20_Emphasis"><text:span text:style-name="T1">Purpose:</text:span></text:span> Add an extra layer of privacy by filtering sensitive content locally before sending to the remote server.</text:p>
        </text:list-item>
        <text:list-item>
          <text:p text:style-name="P101"><text:span text:style-name="Strong_20_Emphasis"><text:span text:style-name="T1">Implementation:</text:span></text:span></text:p>
          <text:list>
            <text:list-item>
              <text:p text:style-name="P101">Use <text:span text:style-name="Strong_20_Emphasis"><text:span text:style-name="T1">regex rules</text:span></text:span> or <text:span text:style-name="Strong_20_Emphasis"><text:span text:style-name="T1">local AI scripts</text:span></text:span> to redact PII (e.g., phone numbers, addresses). </text:p>
            </text:list-item>
            <text:list-item>
              <text:p text:style-name="P102">Example: Replace "John Doe, 123 Main St" â†’ "[Name], [Address]".</text:p>
            </text:list-item>
          </text:list>
        </text:list-item>
      </text:list>
      <text:p text:style-name="Horizontal_20_Line"/>
      <text:h text:style-name="P7" text:outline-level="3"><text:bookmark text:name="6-integration-with-local-tools"/><text:span text:style-name="Strong_20_Emphasis"><text:span text:style-name="T1">6. Integration with Local Tools</text:span></text:span></text:h>
      <text:list text:style-name="L38">
        <text:list-item>
          <text:p text:style-name="P103"><text:span text:style-name="Strong_20_Emphasis"><text:span text:style-name="T1">Purpose:</text:span></text:span> Connect the post-social network with local tools like markdown editors (e.g., Typora), note-taking apps (e.g., Obsidian), or voice-to-text software.</text:p>
        </text:list-item>
        <text:list-item>
          <text:p text:style-name="P103"><text:span text:style-name="Strong_20_Emphasis"><text:span text:style-name="T1">Implementation:</text:span></text:span></text:p>
          <text:list>
            <text:list-item>
              <text:p text:style-name="P103">Use <text:span text:style-name="Strong_20_Emphasis"><text:span text:style-name="T1">file system API</text:span></text:span> to export posts as Markdown or JSON files. </text:p>
            </text:list-item>
            <text:list-item>
              <text:p text:style-name="P104">Use <text:span text:style-name="Strong_20_Emphasis"><text:span text:style-name="T1">desktop app integration</text:span></text:span> (e.g., Electron) for deep linking.</text:p>
            </text:list-item>
          </text:list>
        </text:list-item>
      </text:list>
      <text:p text:style-name="Horizontal_20_Line"/>
      <text:h text:style-name="P7" text:outline-level="3"><text:bookmark text:name="7-version-control-for-posts"/><text:soft-page-break/><text:span text:style-name="Strong_20_Emphasis"><text:span text:style-name="T1">7. Version Control for Posts</text:span></text:span></text:h>
      <text:list text:style-name="L39">
        <text:list-item>
          <text:p text:style-name="P105"><text:span text:style-name="Strong_20_Emphasis"><text:span text:style-name="T1">Purpose:</text:span></text:span> Track changes to posts over time, locally and remotely.</text:p>
        </text:list-item>
        <text:list-item>
          <text:p text:style-name="P105"><text:span text:style-name="Strong_20_Emphasis"><text:span text:style-name="T1">Implementation:</text:span></text:span></text:p>
          <text:list>
            <text:list-item>
              <text:p text:style-name="P105">Use <text:span text:style-name="Strong_20_Emphasis"><text:span text:style-name="T1">Git</text:span></text:span> or <text:span text:style-name="Strong_20_Emphasis"><text:span text:style-name="T1">IndexedDB</text:span></text:span> to store post history. </text:p>
            </text:list-item>
            <text:list-item>
              <text:p text:style-name="P106">Allow users to "revert" to previous versions before submission.</text:p>
            </text:list-item>
          </text:list>
        </text:list-item>
      </text:list>
      <text:p text:style-name="Horizontal_20_Line"/>
      <text:h text:style-name="P7" text:outline-level="3"><text:bookmark text:name="8-local-analytics-dashboard"/><text:span text:style-name="Strong_20_Emphasis"><text:span text:style-name="T1">8. Local Analytics Dashboard</text:span></text:span></text:h>
      <text:list text:style-name="L40">
        <text:list-item>
          <text:p text:style-name="P107"><text:span text:style-name="Strong_20_Emphasis"><text:span text:style-name="T1">Purpose:</text:span></text:span> Provide users with insights into their posting activity, anonymization stats, or moderation rejections.</text:p>
        </text:list-item>
        <text:list-item>
          <text:p text:style-name="P107"><text:span text:style-name="Strong_20_Emphasis"><text:span text:style-name="T1">Implementation:</text:span></text:span></text:p>
          <text:list>
            <text:list-item>
              <text:p text:style-name="P107">Store analytics in IndexedDB (e.g., <text:span text:style-name="Source_20_Text"><text:span text:style-name="T1">post_stats: { total_posts: 50, rejected: 3 }</text:span></text:span>). </text:p>
            </text:list-item>
            <text:list-item>
              <text:p text:style-name="P108">Sync analytics with a remote backend for aggregated reporting.</text:p>
            </text:list-item>
          </text:list>
        </text:list-item>
      </text:list>
      <text:p text:style-name="Horizontal_20_Line"/>
      <text:h text:style-name="P7" text:outline-level="3"><text:bookmark text:name="9-decentralized-identity-management"/><text:span text:style-name="Strong_20_Emphasis"><text:span text:style-name="T1">9. Decentralized Identity Management</text:span></text:span></text:h>
      <text:list text:style-name="L41">
        <text:list-item>
          <text:p text:style-name="P109"><text:span text:style-name="Strong_20_Emphasis"><text:span text:style-name="T1">Purpose:</text:span></text:span> Let users control their identity using <text:span text:style-name="Strong_20_Emphasis"><text:span text:style-name="T1">blockchain wallets</text:span></text:span> (e.g., Ethereum) instead of centralized login.</text:p>
        </text:list-item>
        <text:list-item>
          <text:p text:style-name="P109"><text:span text:style-name="Strong_20_Emphasis"><text:span text:style-name="T1">Implementation:</text:span></text:span></text:p>
          <text:list>
            <text:list-item>
              <text:p text:style-name="P109">Use <text:span text:style-name="Strong_20_Emphasis"><text:span text:style-name="T1">Ethereum</text:span></text:span> or <text:span text:style-name="Strong_20_Emphasis"><text:span text:style-name="T1">Solana</text:span></text:span> for user authentication. </text:p>
            </text:list-item>
            <text:list-item>
              <text:p text:style-name="P110">Store user data in a <text:span text:style-name="Strong_20_Emphasis"><text:span text:style-name="T1">decentralized storage</text:span></text:span> (e.g., IPFS).</text:p>
            </text:list-item>
          </text:list>
        </text:list-item>
      </text:list>
      <text:p text:style-name="Horizontal_20_Line"/>
      <text:h text:style-name="P7" text:outline-level="3"><text:bookmark text:name="10-real-time-language-translation"/><text:span text:style-name="Strong_20_Emphasis"><text:span text:style-name="T1">10. Real-Time Language Translation</text:span></text:span></text:h>
      <text:list text:style-name="L42">
        <text:list-item>
          <text:p text:style-name="P111"><text:span text:style-name="Strong_20_Emphasis"><text:span text:style-name="T1">Purpose:</text:span></text:span> Automatically translate posts into multiple languages before submission.</text:p>
        </text:list-item>
        <text:list-item>
          <text:p text:style-name="P111"><text:span text:style-name="Strong_20_Emphasis"><text:span text:style-name="T1">Implementation:</text:span></text:span></text:p>
          <text:list>
            <text:list-item>
              <text:p text:style-name="P111">Use <text:span text:style-name="Strong_20_Emphasis"><text:span text:style-name="T1">Google Translate API</text:span></text:span> for remote translations. </text:p>
            </text:list-item>
            <text:list-item>
              <text:p text:style-name="P112">Cache common translations locally for faster access.</text:p>
            </text:list-item>
          </text:list>
        </text:list-item>
      </text:list>
      <text:p text:style-name="Horizontal_20_Line"/>
      <text:h text:style-name="P7" text:outline-level="3"><text:bookmark text:name="11-automated-posting-schedules"/><text:span text:style-name="Strong_20_Emphasis"><text:span text:style-name="T1">11. Automated Posting Schedules</text:span></text:span></text:h>
      <text:list text:style-name="L43">
        <text:list-item>
          <text:p text:style-name="P113"><text:span text:style-name="Strong_20_Emphasis"><text:span text:style-name="T1">Purpose:</text:span></text:span> Let users schedule posts to be submitted at specific times.</text:p>
        </text:list-item>
        <text:list-item>
          <text:p text:style-name="P113"><text:span text:style-name="Strong_20_Emphasis"><text:span text:style-name="T1">Implementation:</text:span></text:span></text:p>
          <text:list>
            <text:list-item>
              <text:p text:style-name="P113">Store schedules in IndexedDB (e.g., <text:span text:style-name="Source_20_Text"><text:span text:style-name="T1">scheduled_post: { time: "2023-10-05T14:00:00", content: "..." }</text:span></text:span>). </text:p>
            </text:list-item>
            <text:list-item>
              <text:p text:style-name="P114">Use <text:span text:style-name="Strong_20_Emphasis"><text:span text:style-name="T1">Node.js or Python</text:span></text:span> as a background service to trigger submissions.</text:p>
            </text:list-item>
          </text:list>
        </text:list-item>
      </text:list>
      <text:p text:style-name="Horizontal_20_Line"/>
      <text:h text:style-name="P7" text:outline-level="3"><text:bookmark text:name="12-content-reuse-templates"/><text:soft-page-break/><text:span text:style-name="Strong_20_Emphasis"><text:span text:style-name="T1">12. Content Reuse Templates</text:span></text:span></text:h>
      <text:list text:style-name="L44">
        <text:list-item>
          <text:p text:style-name="P115"><text:span text:style-name="Strong_20_Emphasis"><text:span text:style-name="T1">Purpose:</text:span></text:span> Save frequently used content blocks or templates for reuse.</text:p>
        </text:list-item>
        <text:list-item>
          <text:p text:style-name="P115"><text:span text:style-name="Strong_20_Emphasis"><text:span text:style-name="T1">Implementation:</text:span></text:span></text:p>
          <text:list>
            <text:list-item>
              <text:p text:style-name="P115">Store templates in IndexedDB or local JSON files. </text:p>
            </text:list-item>
            <text:list-item>
              <text:p text:style-name="P116">Example: Insert a pre-defined "Introduction" template into new posts.</text:p>
            </text:list-item>
          </text:list>
        </text:list-item>
      </text:list>
      <text:p text:style-name="Horizontal_20_Line"/>
      <text:h text:style-name="P7" text:outline-level="3"><text:bookmark text:name="13-local-backup-and-restore"/><text:span text:style-name="Strong_20_Emphasis"><text:span text:style-name="T1">13. Local Backup and Restore</text:span></text:span></text:h>
      <text:list text:style-name="L45">
        <text:list-item>
          <text:p text:style-name="P117"><text:span text:style-name="Strong_20_Emphasis"><text:span text:style-name="T1">Purpose:</text:span></text:span> Let users back up their local data (LLM archives, posts, settings) and restore it later.</text:p>
        </text:list-item>
        <text:list-item>
          <text:p text:style-name="P117"><text:span text:style-name="Strong_20_Emphasis"><text:span text:style-name="T1">Implementation:</text:span></text:span></text:p>
          <text:list>
            <text:list-item>
              <text:p text:style-name="P117">Use <text:span text:style-name="Strong_20_Emphasis"><text:span text:style-name="T1">zip compression</text:span></text:span> to back up local files to an external drive. </text:p>
            </text:list-item>
            <text:list-item>
              <text:p text:style-name="P118">Use <text:span text:style-name="Strong_20_Emphasis"><text:span text:style-name="T1">Web Crypto API</text:span></text:span> to encrypt backups before storage.</text:p>
            </text:list-item>
          </text:list>
        </text:list-item>
      </text:list>
      <text:p text:style-name="Horizontal_20_Line"/>
      <text:h text:style-name="P7" text:outline-level="3"><text:bookmark text:name="14-community-moderation-tools"/><text:span text:style-name="Strong_20_Emphasis"><text:span text:style-name="T1">14. Community Moderation Tools</text:span></text:span></text:h>
      <text:list text:style-name="L46">
        <text:list-item>
          <text:p text:style-name="P119"><text:span text:style-name="Strong_20_Emphasis"><text:span text:style-name="T1">Purpose:</text:span></text:span> Let users flag posts for moderation, with local and remote review.</text:p>
        </text:list-item>
        <text:list-item>
          <text:p text:style-name="P119"><text:span text:style-name="Strong_20_Emphasis"><text:span text:style-name="T1">Implementation:</text:span></text:span></text:p>
          <text:list>
            <text:list-item>
              <text:p text:style-name="P119">Use a <text:span text:style-name="Strong_20_Emphasis"><text:span text:style-name="T1">local queue</text:span></text:span> to flag posts (e.g., <text:span text:style-name="Source_20_Text"><text:span text:style-name="T1">flagged_posts: [ { id: "abc123", reason: "Toxic" } ]</text:span></text:span>). </text:p>
            </text:list-item>
            <text:list-item>
              <text:p text:style-name="P120">Allow users to review flagged content locally before submission.</text:p>
            </text:list-item>
          </text:list>
        </text:list-item>
      </text:list>
      <text:p text:style-name="Horizontal_20_Line"/>
      <text:h text:style-name="P7" text:outline-level="3"><text:bookmark text:name="15-decentralized-channel-publishing"/><text:span text:style-name="Strong_20_Emphasis"><text:span text:style-name="T1">15. Decentralized Channel Publishing</text:span></text:span></text:h>
      <text:list text:style-name="L47">
        <text:list-item>
          <text:p text:style-name="P121"><text:span text:style-name="Strong_20_Emphasis"><text:span text:style-name="T1">Purpose:</text:span></text:span> Enable users to publish posts to decentralized platforms (e.g., Mastodon, IPFS) instead of a centralized network.</text:p>
        </text:list-item>
        <text:list-item>
          <text:p text:style-name="P121"><text:span text:style-name="Strong_20_Emphasis"><text:span text:style-name="T1">Implementation:</text:span></text:span></text:p>
          <text:list>
            <text:list-item>
              <text:p text:style-name="P121">Integrate with <text:span text:style-name="Strong_20_Emphasis"><text:span text:style-name="T1">Mastodon API</text:span></text:span> or <text:span text:style-name="Strong_20_Emphasis"><text:span text:style-name="T1">IPFS</text:span></text:span> for publishing. </text:p>
            </text:list-item>
            <text:list-item>
              <text:p text:style-name="P122">Use a <text:span text:style-name="Strong_20_Emphasis"><text:span text:style-name="T1">local proxy</text:span></text:span> to handle decentralized publishing without relying on remote LLMs.</text:p>
            </text:list-item>
          </text:list>
        </text:list-item>
      </text:list>
      <text:p text:style-name="Horizontal_20_Line"/>
      <text:h text:style-name="P7" text:outline-level="3"><text:bookmark text:name="16-local-ai-prompt-libraries"/><text:span text:style-name="Strong_20_Emphasis"><text:span text:style-name="T1">16. Local AI Prompt Libraries</text:span></text:span></text:h>
      <text:list text:style-name="L48">
        <text:list-item>
          <text:p text:style-name="P123"><text:span text:style-name="Strong_20_Emphasis"><text:span text:style-name="T1">Purpose:</text:span></text:span> Store and reuse custom prompts for LLM processing (e.g., "Rewrite this as a formal press release").</text:p>
        </text:list-item>
        <text:list-item>
          <text:p text:style-name="P123"><text:span text:style-name="Strong_20_Emphasis"><text:span text:style-name="T1">Implementation:</text:span></text:span></text:p>
          <text:list>
            <text:list-item>
              <text:p text:style-name="P123">Use IndexedDB to store prompts. </text:p>
            </text:list-item>
            <text:list-item>
              <text:p text:style-name="P124">Example: <text:span text:style-name="Source_20_Text"><text:span text:style-name="T1">prompt: { name: "Press Release", text: "Rewrite this as a formal press release." }</text:span></text:span>.</text:p>
            </text:list-item>
          </text:list>
        </text:list-item>
      </text:list>
      <text:p text:style-name="Horizontal_20_Line"/>
      <text:h text:style-name="P7" text:outline-level="3"><text:bookmark text:name="17-voice-to-text-integration"/><text:soft-page-break/><text:span text:style-name="Strong_20_Emphasis"><text:span text:style-name="T1">17. Voice-to-Text Integration</text:span></text:span></text:h>
      <text:list text:style-name="L49">
        <text:list-item>
          <text:p text:style-name="P125"><text:span text:style-name="Strong_20_Emphasis"><text:span text:style-name="T1">Purpose:</text:span></text:span> Let users speak their posts, which are transcribed and processed locally.</text:p>
        </text:list-item>
        <text:list-item>
          <text:p text:style-name="P125"><text:span text:style-name="Strong_20_Emphasis"><text:span text:style-name="T1">Implementation:</text:span></text:span></text:p>
          <text:list>
            <text:list-item>
              <text:p text:style-name="P125">Use <text:span text:style-name="Strong_20_Emphasis"><text:span text:style-name="T1">Web Speech API</text:span></text:span> for voice recognition. </text:p>
            </text:list-item>
            <text:list-item>
              <text:p text:style-name="P126">Process the transcription with local AI for anonymization.</text:p>
            </text:list-item>
          </text:list>
        </text:list-item>
      </text:list>
      <text:p text:style-name="Horizontal_20_Line"/>
      <text:h text:style-name="P7" text:outline-level="3"><text:bookmark text:name="18-cross-platform-sync-local--remote"/><text:span text:style-name="Strong_20_Emphasis"><text:span text:style-name="T1">18. Cross-Platform Sync (Local + Remote)</text:span></text:span></text:h>
      <text:list text:style-name="L50">
        <text:list-item>
          <text:p text:style-name="P127"><text:span text:style-name="Strong_20_Emphasis"><text:span text:style-name="T1">Purpose:</text:span></text:span> Synchronize user settings, personas, and local data across devices.</text:p>
        </text:list-item>
        <text:list-item>
          <text:p text:style-name="P127"><text:span text:style-name="Strong_20_Emphasis"><text:span text:style-name="T1">Implementation:</text:span></text:span></text:p>
          <text:list>
            <text:list-item>
              <text:p text:style-name="P127">Use <text:span text:style-name="Strong_20_Emphasis"><text:span text:style-name="T1">Google Drive API</text:span></text:span> or <text:span text:style-name="Strong_20_Emphasis"><text:span text:style-name="T1">Dropbox API</text:span></text:span> for cloud storage. </text:p>
            </text:list-item>
            <text:list-item>
              <text:p text:style-name="P128">Encrypt sync data to ensure privacy.</text:p>
            </text:list-item>
          </text:list>
        </text:list-item>
      </text:list>
      <text:p text:style-name="Horizontal_20_Line"/>
      <text:h text:style-name="P7" text:outline-level="3"><text:bookmark text:name="19-local-ai-agent-feedback-loop"/><text:span text:style-name="Strong_20_Emphasis"><text:span text:style-name="T1">19. Local AI Agent Feedback Loop</text:span></text:span></text:h>
      <text:list text:style-name="L51">
        <text:list-item>
          <text:p text:style-name="P129"><text:span text:style-name="Strong_20_Emphasis"><text:span text:style-name="T1">Purpose:</text:span></text:span> Let users rate the quality of AI-generated posts to improve the system.</text:p>
        </text:list-item>
        <text:list-item>
          <text:p text:style-name="P129"><text:span text:style-name="Strong_20_Emphasis"><text:span text:style-name="T1">Implementation:</text:span></text:span></text:p>
          <text:list>
            <text:list-item>
              <text:p text:style-name="P129">Store feedback locally (e.g., <text:span text:style-name="Source_20_Text"><text:span text:style-name="T1">feedback: { post_id: "abc123", score: 4 }</text:span></text:span>). </text:p>
            </text:list-item>
            <text:list-item>
              <text:p text:style-name="P130">Send aggregated feedback to the remote system for model training.</text:p>
            </text:list-item>
          </text:list>
        </text:list-item>
      </text:list>
      <text:p text:style-name="Horizontal_20_Line"/>
      <text:h text:style-name="P7" text:outline-level="3"><text:bookmark text:name="20-local-search-and-tagging"/><text:span text:style-name="Strong_20_Emphasis"><text:span text:style-name="T1">20. Local Search and Tagging</text:span></text:span></text:h>
      <text:list text:style-name="L52">
        <text:list-item>
          <text:p text:style-name="P131"><text:span text:style-name="Strong_20_Emphasis"><text:span text:style-name="T1">Purpose:</text:span></text:span> Allow users to search and tag posts locally for easy retrieval.</text:p>
        </text:list-item>
        <text:list-item>
          <text:p text:style-name="P131"><text:span text:style-name="Strong_20_Emphasis"><text:span text:style-name="T1">Implementation:</text:span></text:span></text:p>
          <text:list>
            <text:list-item>
              <text:p text:style-name="P131">Use <text:span text:style-name="Strong_20_Emphasis"><text:span text:style-name="T1">IndexedDB with full-text search</text:span></text:span> (e.g., <text:span text:style-name="Strong_20_Emphasis"><text:span text:style-name="T1">Lunr.js</text:span></text:span>). </text:p>
            </text:list-item>
            <text:list-item>
              <text:p text:style-name="P132">Example: <text:span text:style-name="Source_20_Text"><text:span text:style-name="T1">tags: [ "privacy", "AI", "post-social" ]</text:span></text:span>.</text:p>
            </text:list-item>
          </text:list>
        </text:list-item>
      </text:list>
      <text:p text:style-name="Horizontal_20_Line"/>
      <text:h text:style-name="P7" text:outline-level="3"><text:bookmark text:name="final-notes"/><text:span text:style-name="Strong_20_Emphasis"><text:span text:style-name="T1">Final Notes</text:span></text:span></text:h>
      <text:list text:style-name="L53">
        <text:list-item>
          <text:p text:style-name="P133"><text:span text:style-name="Strong_20_Emphasis"><text:span text:style-name="T1">Prioritize</text:span></text:span> features that <text:span text:style-name="Strong_20_Emphasis"><text:span text:style-name="T1">align with your core values</text:span></text:span> (privacy, cost-efficiency, non-violent moderation). </text:p>
        </text:list-item>
        <text:list-item>
          <text:p text:style-name="P133"><text:span text:style-name="Strong_20_Emphasis"><text:span text:style-name="T1">Start small:</text:span></text:span> Focus on <text:span text:style-name="Strong_20_Emphasis"><text:span text:style-name="T1">one or two hybrid features</text:span></text:span> (e.g., local caching + remote submission) and expand iteratively. </text:p>
        </text:list-item>
        <text:list-item>
          <text:p text:style-name="P134"><text:span text:style-name="Strong_20_Emphasis"><text:span text:style-name="T1">Security:</text:span></text:span> Always <text:span text:style-name="Strong_20_Emphasis"><text:span text:style-name="T1">encrypt local data</text:span></text:span> and <text:span text:style-name="Strong_20_Emphasis"><text:span text:style-name="T1">avoid storing sensitive keys</text:span></text:span> in plain text.</text:p>
        </text:list-item>
      </text:list>
      <text:p text:style-name="P3">These features not only enhance the user experience but also make the system more <text:span text:style-name="Strong_20_Emphasis"><text:span text:style-name="T1">robust, privacy-preserving, and scalable</text:span></text:span> for a one-person operatio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874in" fo:margin-bottom="0.3673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201in" fo:margin-left="0in" fo:margin-right="0in" fo:margin-top="0.2in" fo:background-color="transparent" style:dynamic-spacing="true" draw:fill="none"/>
      </style:footer-style>
    </style:page-layout>
  </office:automatic-styles>
  <office:master-styles>
    <style:master-page style:name="Standard" style:page-layout-name="Mpm1">
      <style:footer>
        <text:p text:style-name="MP1"><text:bookmark-start text:name="PageNumWizard_FOOTER_Default Page Style1 Copy 1"/><text:page-number text:select-page="current">5</text:page-number><text:s/>/ <text:page-count>22</text:page-count><text:bookmark-end text:name="PageNumWizard_FOOTER_Default Page Style1 Copy 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13T16:50:01.068324000</meta:creation-date>
    <meta:print-date>2025-05-13T18:13:56.237778000</meta:print-date>
    <dc:date>2025-05-13T18:27:40.565935000</dc:date>
    <meta:editing-duration>PT6M14S</meta:editing-duration>
    <meta:editing-cycles>1</meta:editing-cycles>
    <meta:document-statistic meta:table-count="2" meta:image-count="0" meta:object-count="0" meta:page-count="22" meta:paragraph-count="516" meta:word-count="6005" meta:character-count="38723" meta:non-whitespace-character-count="33247"/>
    <meta:generator>LibreOffice/25.2.2.2$MacOSX_AARCH64 LibreOffice_project/7370d4be9e3cf6031a51beef54ff3bda878e3fac</meta:generator>
  </office:meta>
</office:document-meta>
</file>